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1669431DCD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1a1a1a" draw:opacity="100%"/>
    </style:style>
    <style:style style:name="gr2" style:family="graphic" style:parent-style-name="standard">
      <style:graphic-properties draw:stroke="none" draw:fill="solid" draw:fill-color="#000000" draw:opacity="100%"/>
    </style:style>
    <style:style style:name="gr3" style:family="graphic" style:parent-style-name="standard">
      <style:graphic-properties draw:stroke="solid" svg:stroke-width="0.026cm" svg:stroke-color="#000000" svg:stroke-opacity="100%" draw:stroke-linejoin="miter" draw:fill="solid" draw:fill-color="#ffffff" draw:opacity="100%" fo:padding-top="0.138cm" fo:padding-bottom="0.138cm" fo:padding-left="0.263cm" fo:padding-right="0.263cm"/>
    </style:style>
    <style:style style:name="gr4" style:family="graphic" style:parent-style-name="standard">
      <style:graphic-properties draw:stroke="none" draw:fill="solid" draw:fill-color="#cccccc" draw:opacity="100%"/>
    </style:style>
    <style:style style:name="gr5" style:family="graphic" style:parent-style-name="standard">
      <style:graphic-properties draw:stroke="solid" svg:stroke-width="0.106cm" svg:stroke-color="#000000" svg:stroke-opacity="100%" draw:stroke-linejoin="miter" draw:fill="solid" draw:fill-color="#1a1a1a" draw:opacity="100%" fo:padding-top="0.178cm" fo:padding-bottom="0.178cm" fo:padding-left="0.303cm" fo:padding-right="0.303cm"/>
    </style:style>
    <style:style style:name="gr6" style:family="graphic" style:parent-style-name="standard">
      <style:graphic-properties draw:stroke="none" draw:fill="solid" draw:fill-color="#808080" draw:opacity="100%"/>
    </style:style>
    <style:style style:name="gr7" style:family="graphic" style:parent-style-name="standard">
      <style:graphic-properties draw:stroke="none" draw:fill="solid" draw:fill-color="#b3b3b3" draw:opacity="100%"/>
    </style:style>
    <style:style style:name="gr8" style:family="graphic" style:parent-style-name="standard">
      <style:graphic-properties draw:fill="none" draw:textarea-horizontal-align="justify" draw:textarea-vertical-align="middle" draw:auto-grow-height="false" fo:min-height="0cm" fo:min-width="0cm" fo:wrap-option="no-wrap"/>
    </style:style>
    <style:style style:name="gr9" style:family="graphic" style:parent-style-name="standard">
      <style:graphic-properties draw:stroke="none" draw:fill="solid" draw:fill-color="#eee6d2" draw:opacity="100%"/>
    </style:style>
    <style:style style:name="gr10" style:family="graphic" style:parent-style-name="standard">
      <style:graphic-properties draw:stroke="none" draw:fill="gradient" draw:fill-gradient-name="gradient-1" draw:opacity="100%"/>
    </style:style>
    <style:style style:name="gr11" style:family="graphic" style:parent-style-name="standard">
      <style:graphic-properties draw:marker-start="Arrow" draw:marker-start-width="0.3cm" draw:textarea-horizontal-align="center" draw:textarea-vertical-align="middle"/>
    </style:style>
    <style:style style:name="gr12" style:family="graphic" style:parent-style-name="standard">
      <style:graphic-properties draw:marker-start="Arrow" draw:marker-start-width="0.3cm"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3.283cm"/>
    </style:style>
    <style:style style:name="gr14" style:family="graphic" style:parent-style-name="standard">
      <style:graphic-properties draw:stroke="none" svg:stroke-color="#000000" draw:fill="none" draw:fill-color="#ffffff" draw:textarea-horizontal-align="left" draw:auto-grow-height="true" draw:auto-grow-width="false" fo:min-height="1.655cm" fo:min-width="4.58cm"/>
    </style:style>
    <style:style style:name="gr15" style:family="graphic" style:parent-style-name="standard">
      <style:graphic-properties draw:stroke="none" svg:stroke-color="#000000" draw:fill="none" draw:fill-color="#ffffff" draw:textarea-horizontal-align="left" draw:auto-grow-height="true" draw:auto-grow-width="false" fo:min-height="1.02cm" fo:min-width="4.58cm"/>
    </style:style>
    <style:style style:name="gr16" style:family="graphic" style:parent-style-name="standard">
      <style:graphic-properties draw:stroke="none" svg:stroke-color="#000000" draw:fill="none" draw:fill-color="#ffffff" draw:textarea-horizontal-align="left" draw:auto-grow-height="true" draw:auto-grow-width="false" fo:min-height="1.655cm" fo:min-width="2.58cm"/>
    </style:style>
    <style:style style:name="gr17" style:family="graphic" style:parent-style-name="standard">
      <style:graphic-properties draw:stroke="none" svg:stroke-color="#000000" draw:fill="none" draw:fill-color="#ffffff" draw:textarea-horizontal-align="left" draw:auto-grow-height="true" draw:auto-grow-width="false" fo:min-height="0.79cm" fo:min-width="3.945cm"/>
    </style:style>
    <style:style style:name="gr18" style:family="graphic" style:parent-style-name="standard">
      <style:graphic-properties draw:stroke="none" draw:fill="gradient" draw:fill-gradient-name="Gradient_20_7" draw:opacity="100%" draw:opacity-name="gradient-2"/>
    </style:style>
    <style:style style:name="gr19" style:family="graphic" style:parent-style-name="standard">
      <style:graphic-properties draw:stroke="solid" svg:stroke-width="0.013cm" svg:stroke-color="#677883" svg:stroke-opacity="100%" draw:stroke-linejoin="round" draw:fill="gradient" draw:fill-gradient-name="gradient-3" draw:opacity="100%" fo:padding-top="0.131cm" fo:padding-bottom="0.131cm" fo:padding-left="0.256cm" fo:padding-right="0.256cm"/>
    </style:style>
    <style:style style:name="gr20" style:family="graphic" style:parent-style-name="standard">
      <style:graphic-properties draw:stroke="none" draw:fill="gradient" draw:fill-gradient-name="gradient-4" draw:opacity="100%"/>
    </style:style>
    <style:style style:name="gr21" style:family="graphic" style:parent-style-name="standard">
      <style:graphic-properties draw:stroke="none" draw:fill="gradient" draw:fill-gradient-name="gradient-5" draw:opacity="100%"/>
    </style:style>
    <style:style style:name="gr22" style:family="graphic" style:parent-style-name="standard">
      <style:graphic-properties draw:stroke="none" draw:fill="gradient" draw:fill-gradient-name="gradient-6" draw:opacity="100%"/>
    </style:style>
    <style:style style:name="gr23" style:family="graphic" style:parent-style-name="standard">
      <style:graphic-properties draw:stroke="none" draw:fill="gradient" draw:fill-gradient-name="gradient-7" draw:opacity="100%"/>
    </style:style>
    <style:style style:name="gr24" style:family="graphic" style:parent-style-name="standard">
      <style:graphic-properties draw:stroke="none" draw:fill="gradient" draw:fill-gradient-name="gradient-8" draw:opacity="100%"/>
    </style:style>
    <style:style style:name="gr25" style:family="graphic" style:parent-style-name="standard">
      <style:graphic-properties draw:stroke="none" draw:fill="gradient" draw:fill-gradient-name="gradient-9" draw:opacity="100%"/>
    </style:style>
    <style:style style:name="gr26" style:family="graphic" style:parent-style-name="standard">
      <style:graphic-properties draw:stroke="none" draw:fill="gradient" draw:fill-gradient-name="gradient-10" draw:opacity="100%"/>
    </style:style>
    <style:style style:name="gr27" style:family="graphic" style:parent-style-name="standard">
      <style:graphic-properties draw:stroke="none" draw:fill="gradient" draw:fill-gradient-name="gradient-11" draw:opacity="100%"/>
    </style:style>
    <style:style style:name="gr28" style:family="graphic" style:parent-style-name="standard">
      <style:graphic-properties draw:stroke="none" draw:fill="gradient" draw:fill-gradient-name="gradient-12" draw:opacity="100%"/>
    </style:style>
    <style:style style:name="gr29" style:family="graphic" style:parent-style-name="standard">
      <style:graphic-properties draw:stroke="none" draw:fill="gradient" draw:fill-gradient-name="gradient-13" draw:opacity="100%"/>
    </style:style>
    <style:style style:name="gr30" style:family="graphic" style:parent-style-name="standard">
      <style:graphic-properties draw:stroke="none" draw:fill="gradient" draw:fill-gradient-name="gradient-14" draw:opacity="100%"/>
    </style:style>
    <style:style style:name="gr31" style:family="graphic" style:parent-style-name="standard">
      <style:graphic-properties draw:stroke="none" draw:fill="gradient" draw:fill-gradient-name="gradient-15" draw:opacity="100%"/>
    </style:style>
    <style:style style:name="gr32" style:family="graphic" style:parent-style-name="standard">
      <style:graphic-properties draw:stroke="none" draw:fill="gradient" draw:fill-gradient-name="gradient-16" draw:opacity="100%"/>
    </style:style>
    <style:style style:name="gr33" style:family="graphic" style:parent-style-name="standard">
      <style:graphic-properties draw:stroke="none" draw:fill="gradient" draw:fill-gradient-name="gradient-17" draw:opacity="100%"/>
    </style:style>
    <style:style style:name="gr34" style:family="graphic" style:parent-style-name="standard">
      <style:graphic-properties draw:stroke="none" draw:fill="gradient" draw:fill-gradient-name="gradient-18" draw:opacity="100%"/>
    </style:style>
    <style:style style:name="gr35" style:family="graphic" style:parent-style-name="standard">
      <style:graphic-properties draw:stroke="none" draw:fill="gradient" draw:fill-gradient-name="gradient-19" draw:opacity="100%"/>
    </style:style>
    <style:style style:name="gr36" style:family="graphic" style:parent-style-name="standard">
      <style:graphic-properties draw:stroke="none" draw:fill="gradient" draw:fill-gradient-name="gradient-20" draw:opacity="100%"/>
    </style:style>
    <style:style style:name="gr37" style:family="graphic" style:parent-style-name="standard">
      <style:graphic-properties draw:stroke="none" draw:fill="gradient" draw:fill-gradient-name="gradient-21" draw:opacity="100%"/>
    </style:style>
    <style:style style:name="gr38" style:family="graphic" style:parent-style-name="standard">
      <style:graphic-properties draw:stroke="none" draw:fill="gradient" draw:fill-gradient-name="gradient-22" draw:opacity="100%"/>
    </style:style>
    <style:style style:name="gr39" style:family="graphic" style:parent-style-name="standard">
      <style:graphic-properties draw:stroke="none" draw:fill="gradient" draw:fill-gradient-name="gradient-23" draw:opacity="100%"/>
    </style:style>
    <style:style style:name="gr40" style:family="graphic" style:parent-style-name="standard">
      <style:graphic-properties draw:stroke="none" draw:fill="gradient" draw:fill-gradient-name="gradient-24" draw:opacity="100%"/>
    </style:style>
    <style:style style:name="gr41" style:family="graphic" style:parent-style-name="standard">
      <style:graphic-properties draw:stroke="none" draw:fill="gradient" draw:fill-gradient-name="gradient-25" draw:opacity="100%"/>
    </style:style>
    <style:style style:name="gr42" style:family="graphic" style:parent-style-name="standard">
      <style:graphic-properties draw:stroke="none" draw:fill="gradient" draw:fill-gradient-name="gradient-26" draw:opacity="100%"/>
    </style:style>
    <style:style style:name="gr43" style:family="graphic" style:parent-style-name="standard">
      <style:graphic-properties draw:stroke="none" draw:fill="gradient" draw:fill-gradient-name="gradient-27" draw:opacity="100%"/>
    </style:style>
    <style:style style:name="gr44" style:family="graphic" style:parent-style-name="standard">
      <style:graphic-properties draw:stroke="none" draw:fill="gradient" draw:fill-gradient-name="gradient-28" draw:opacity="100%"/>
    </style:style>
    <style:style style:name="gr45" style:family="graphic" style:parent-style-name="standard">
      <style:graphic-properties draw:stroke="none" draw:fill="gradient" draw:fill-gradient-name="gradient-29" draw:opacity="100%"/>
    </style:style>
    <style:style style:name="gr46" style:family="graphic" style:parent-style-name="standard">
      <style:graphic-properties draw:stroke="none" draw:fill="gradient" draw:fill-gradient-name="gradient-30" draw:opacity="100%"/>
    </style:style>
    <style:style style:name="gr47" style:family="graphic" style:parent-style-name="standard">
      <style:graphic-properties draw:stroke="none" draw:fill="gradient" draw:fill-gradient-name="gradient-31" draw:opacity="100%"/>
    </style:style>
    <style:style style:name="gr48" style:family="graphic" style:parent-style-name="standard">
      <style:graphic-properties draw:stroke="none" draw:fill="gradient" draw:fill-gradient-name="gradient-32" draw:opacity="100%"/>
    </style:style>
    <style:style style:name="gr49" style:family="graphic" style:parent-style-name="standard">
      <style:graphic-properties draw:stroke="none" draw:fill="gradient" draw:fill-gradient-name="gradient-33" draw:opacity="100%"/>
    </style:style>
    <style:style style:name="gr50" style:family="graphic" style:parent-style-name="standard">
      <style:graphic-properties draw:stroke="none" draw:fill="gradient" draw:fill-gradient-name="gradient-34" draw:opacity="100%"/>
    </style:style>
    <style:style style:name="gr51" style:family="graphic" style:parent-style-name="standard">
      <style:graphic-properties draw:stroke="none" draw:fill="gradient" draw:fill-gradient-name="gradient-35" draw:opacity="100%"/>
    </style:style>
    <style:style style:name="gr52" style:family="graphic" style:parent-style-name="standard">
      <style:graphic-properties draw:stroke="none" draw:fill="gradient" draw:fill-gradient-name="gradient-36" draw:opacity="100%"/>
    </style:style>
    <style:style style:name="gr53" style:family="graphic" style:parent-style-name="standard">
      <style:graphic-properties draw:stroke="none" draw:fill="gradient" draw:fill-gradient-name="gradient-37" draw:opacity="100%"/>
    </style:style>
    <style:style style:name="gr54" style:family="graphic" style:parent-style-name="standard">
      <style:graphic-properties draw:stroke="none" draw:fill="gradient" draw:fill-gradient-name="gradient-38" draw:opacity="100%"/>
    </style:style>
    <style:style style:name="gr55" style:family="graphic" style:parent-style-name="standard">
      <style:graphic-properties draw:stroke="none" draw:fill="gradient" draw:fill-gradient-name="gradient-39" draw:opacity="100%"/>
    </style:style>
    <style:style style:name="gr56" style:family="graphic" style:parent-style-name="standard">
      <style:graphic-properties draw:stroke="none" draw:fill="gradient" draw:fill-gradient-name="gradient-40" draw:opacity="100%"/>
    </style:style>
    <style:style style:name="gr57" style:family="graphic" style:parent-style-name="standard">
      <style:graphic-properties draw:stroke="none" draw:fill="gradient" draw:fill-gradient-name="gradient-41" draw:opacity="100%"/>
    </style:style>
    <style:style style:name="gr58" style:family="graphic" style:parent-style-name="standard">
      <style:graphic-properties draw:stroke="none" draw:fill="gradient" draw:fill-gradient-name="gradient-42" draw:opacity="100%"/>
    </style:style>
    <style:style style:name="gr59" style:family="graphic" style:parent-style-name="standard">
      <style:graphic-properties draw:stroke="none" draw:fill="gradient" draw:fill-gradient-name="gradient-43" draw:opacity="100%"/>
    </style:style>
    <style:style style:name="gr60" style:family="graphic" style:parent-style-name="standard">
      <style:graphic-properties draw:stroke="none" draw:fill="gradient" draw:fill-gradient-name="gradient-44" draw:opacity="100%"/>
    </style:style>
    <style:style style:name="gr61" style:family="graphic" style:parent-style-name="standard">
      <style:graphic-properties draw:stroke="none" draw:fill="gradient" draw:fill-gradient-name="gradient-45" draw:opacity="100%"/>
    </style:style>
    <style:style style:name="gr62" style:family="graphic" style:parent-style-name="standard">
      <style:graphic-properties draw:stroke="none" draw:fill="gradient" draw:fill-gradient-name="gradient-46" draw:opacity="100%"/>
    </style:style>
    <style:style style:name="gr63" style:family="graphic" style:parent-style-name="standard">
      <style:graphic-properties draw:stroke="none" draw:fill="gradient" draw:fill-gradient-name="gradient-47" draw:opacity="100%"/>
    </style:style>
    <style:style style:name="gr64" style:family="graphic" style:parent-style-name="standard">
      <style:graphic-properties draw:stroke="none" draw:fill="gradient" draw:fill-gradient-name="gradient-48" draw:opacity="100%"/>
    </style:style>
    <style:style style:name="gr65" style:family="graphic" style:parent-style-name="standard">
      <style:graphic-properties draw:stroke="none" draw:fill="gradient" draw:fill-gradient-name="gradient-49" draw:opacity="100%"/>
    </style:style>
    <style:style style:name="gr66" style:family="graphic" style:parent-style-name="standard">
      <style:graphic-properties draw:stroke="none" draw:fill="gradient" draw:fill-gradient-name="gradient-50" draw:opacity="100%"/>
    </style:style>
    <style:style style:name="gr67" style:family="graphic" style:parent-style-name="standard">
      <style:graphic-properties draw:stroke="none" draw:fill="gradient" draw:fill-gradient-name="gradient-51" draw:opacity="100%"/>
    </style:style>
    <style:style style:name="gr68" style:family="graphic" style:parent-style-name="standard">
      <style:graphic-properties draw:stroke="none" draw:fill="gradient" draw:fill-gradient-name="gradient-52" draw:opacity="100%"/>
    </style:style>
    <style:style style:name="gr69" style:family="graphic" style:parent-style-name="standard">
      <style:graphic-properties draw:stroke="none" draw:fill="gradient" draw:fill-gradient-name="gradient-53" draw:opacity="100%"/>
    </style:style>
    <style:style style:name="gr70" style:family="graphic" style:parent-style-name="standard">
      <style:graphic-properties draw:stroke="none" draw:fill="gradient" draw:fill-gradient-name="gradient-54" draw:opacity="100%"/>
    </style:style>
    <style:style style:name="gr71" style:family="graphic" style:parent-style-name="standard">
      <style:graphic-properties draw:stroke="none" draw:fill="gradient" draw:fill-gradient-name="gradient-55" draw:opacity="100%"/>
    </style:style>
    <style:style style:name="gr72" style:family="graphic" style:parent-style-name="standard">
      <style:graphic-properties draw:stroke="none" draw:fill="gradient" draw:fill-gradient-name="gradient-56" draw:opacity="100%"/>
    </style:style>
    <style:style style:name="gr73" style:family="graphic" style:parent-style-name="standard">
      <style:graphic-properties draw:stroke="none" draw:fill="gradient" draw:fill-gradient-name="gradient-57" draw:opacity="100%"/>
    </style:style>
    <style:style style:name="gr74" style:family="graphic" style:parent-style-name="standard">
      <style:graphic-properties draw:stroke="none" draw:fill="gradient" draw:fill-gradient-name="gradient-58" draw:opacity="100%"/>
    </style:style>
    <style:style style:name="gr75" style:family="graphic" style:parent-style-name="standard">
      <style:graphic-properties draw:stroke="none" draw:fill="gradient" draw:fill-gradient-name="gradient-59" draw:opacity="100%"/>
    </style:style>
    <style:style style:name="gr76" style:family="graphic" style:parent-style-name="standard">
      <style:graphic-properties draw:stroke="none" draw:fill="gradient" draw:fill-gradient-name="gradient-60" draw:opacity="100%"/>
    </style:style>
    <style:style style:name="gr77" style:family="graphic" style:parent-style-name="standard">
      <style:graphic-properties draw:stroke="none" draw:fill="gradient" draw:fill-gradient-name="gradient-61" draw:opacity="100%"/>
    </style:style>
    <style:style style:name="gr78" style:family="graphic" style:parent-style-name="standard">
      <style:graphic-properties draw:stroke="none" draw:fill="gradient" draw:fill-gradient-name="gradient-62" draw:opacity="100%"/>
    </style:style>
    <style:style style:name="gr79" style:family="graphic" style:parent-style-name="standard">
      <style:graphic-properties draw:stroke="none" draw:fill="gradient" draw:fill-gradient-name="gradient-63" draw:opacity="100%"/>
    </style:style>
    <style:style style:name="gr80" style:family="graphic" style:parent-style-name="standard">
      <style:graphic-properties draw:stroke="none" draw:fill="gradient" draw:fill-gradient-name="gradient-64" draw:opacity="100%"/>
    </style:style>
    <style:style style:name="gr81" style:family="graphic" style:parent-style-name="standard">
      <style:graphic-properties draw:stroke="none" draw:fill="gradient" draw:fill-gradient-name="gradient-65" draw:opacity="100%"/>
    </style:style>
    <style:style style:name="gr82" style:family="graphic" style:parent-style-name="standard">
      <style:graphic-properties draw:stroke="none" draw:fill="gradient" draw:fill-gradient-name="gradient-66" draw:opacity="100%"/>
    </style:style>
    <style:style style:name="gr83" style:family="graphic" style:parent-style-name="standard">
      <style:graphic-properties draw:stroke="none" draw:fill="gradient" draw:fill-gradient-name="gradient-67" draw:opacity="100%"/>
    </style:style>
    <style:style style:name="gr84" style:family="graphic" style:parent-style-name="standard">
      <style:graphic-properties draw:stroke="none" draw:fill="gradient" draw:fill-gradient-name="gradient-68" draw:opacity="100%"/>
    </style:style>
    <style:style style:name="gr85" style:family="graphic" style:parent-style-name="standard">
      <style:graphic-properties draw:stroke="none" draw:fill="gradient" draw:fill-gradient-name="gradient-69" draw:opacity="100%"/>
    </style:style>
    <style:style style:name="gr86" style:family="graphic" style:parent-style-name="standard">
      <style:graphic-properties draw:stroke="none" draw:fill="gradient" draw:fill-gradient-name="gradient-70" draw:opacity="100%"/>
    </style:style>
    <style:style style:name="gr87" style:family="graphic" style:parent-style-name="standard">
      <style:graphic-properties draw:stroke="none" draw:fill="gradient" draw:fill-gradient-name="gradient-71" draw:opacity="100%"/>
    </style:style>
    <style:style style:name="gr88" style:family="graphic" style:parent-style-name="standard">
      <style:graphic-properties draw:stroke="none" draw:fill="gradient" draw:fill-gradient-name="gradient-72" draw:opacity="100%"/>
    </style:style>
    <style:style style:name="gr89" style:family="graphic" style:parent-style-name="standard">
      <style:graphic-properties draw:stroke="none" draw:fill="gradient" draw:fill-gradient-name="gradient-73" draw:opacity="100%"/>
    </style:style>
    <style:style style:name="gr90" style:family="graphic" style:parent-style-name="standard">
      <style:graphic-properties draw:stroke="none" draw:fill="gradient" draw:fill-gradient-name="gradient-74" draw:opacity="100%"/>
    </style:style>
    <style:style style:name="gr91" style:family="graphic" style:parent-style-name="standard">
      <style:graphic-properties draw:stroke="none" draw:fill="gradient" draw:fill-gradient-name="gradient-75" draw:opacity="100%"/>
    </style:style>
    <style:style style:name="gr92" style:family="graphic" style:parent-style-name="standard">
      <style:graphic-properties draw:stroke="solid" svg:stroke-width="0.013cm" svg:stroke-color="#677883" svg:stroke-opacity="100%" draw:stroke-linejoin="round" draw:fill="gradient" draw:fill-gradient-name="gradient-76" draw:opacity="100%" fo:padding-top="0.131cm" fo:padding-bottom="0.131cm" fo:padding-left="0.256cm" fo:padding-right="0.256cm"/>
    </style:style>
    <style:style style:name="gr93" style:family="graphic" style:parent-style-name="standard">
      <style:graphic-properties draw:stroke="solid" svg:stroke-width="0.012cm" svg:stroke-color="#677883" svg:stroke-opacity="100%" draw:stroke-linejoin="round" draw:fill="gradient" draw:fill-gradient-name="gradient-77" draw:opacity="100%" fo:padding-top="0.131cm" fo:padding-bottom="0.131cm" fo:padding-left="0.256cm" fo:padding-right="0.256cm"/>
    </style:style>
    <style:style style:name="gr94" style:family="graphic" style:parent-style-name="standard">
      <style:graphic-properties draw:stroke="none" draw:fill="gradient" draw:fill-gradient-name="gradient-78" draw:opacity="100%"/>
    </style:style>
    <style:style style:name="gr95" style:family="graphic" style:parent-style-name="standard">
      <style:graphic-properties draw:stroke="none" draw:fill="gradient" draw:fill-gradient-name="gradient-79" draw:opacity="100%"/>
    </style:style>
    <style:style style:name="gr96" style:family="graphic" style:parent-style-name="standard">
      <style:graphic-properties draw:stroke="none" draw:fill="gradient" draw:fill-gradient-name="gradient-80" draw:opacity="100%"/>
    </style:style>
    <style:style style:name="gr97" style:family="graphic" style:parent-style-name="standard">
      <style:graphic-properties draw:stroke="none" draw:fill="gradient" draw:fill-gradient-name="gradient-81" draw:opacity="100%"/>
    </style:style>
    <style:style style:name="gr98" style:family="graphic" style:parent-style-name="standard">
      <style:graphic-properties draw:stroke="none" draw:fill="gradient" draw:fill-gradient-name="gradient-82" draw:opacity="100%"/>
    </style:style>
    <style:style style:name="gr99" style:family="graphic" style:parent-style-name="standard">
      <style:graphic-properties draw:stroke="none" draw:fill="gradient" draw:fill-gradient-name="gradient-83" draw:opacity="100%"/>
    </style:style>
    <style:style style:name="gr100" style:family="graphic" style:parent-style-name="standard">
      <style:graphic-properties draw:stroke="none" draw:fill="gradient" draw:fill-gradient-name="gradient-84" draw:opacity="100%"/>
    </style:style>
    <style:style style:name="gr101" style:family="graphic" style:parent-style-name="standard">
      <style:graphic-properties draw:stroke="none" draw:fill="gradient" draw:fill-gradient-name="gradient-85" draw:opacity="100%"/>
    </style:style>
    <style:style style:name="gr102" style:family="graphic" style:parent-style-name="standard">
      <style:graphic-properties draw:stroke="solid" svg:stroke-width="0.003cm" svg:stroke-color="#fffdc3" svg:stroke-opacity="100%" draw:stroke-linejoin="miter" draw:fill="solid" draw:fill-color="#c50000" draw:opacity="100%" fo:padding-top="0.126cm" fo:padding-bottom="0.126cm" fo:padding-left="0.251cm" fo:padding-right="0.251cm"/>
    </style:style>
    <style:style style:name="gr103" style:family="graphic" style:parent-style-name="standard">
      <style:graphic-properties draw:stroke="none" draw:fill="gradient" draw:fill-gradient-name="gradient-86" draw:opacity="100%"/>
    </style:style>
    <style:style style:name="gr104" style:family="graphic" style:parent-style-name="standard">
      <style:graphic-properties draw:stroke="none" draw:fill="gradient" draw:fill-gradient-name="gradient-87" draw:opacity="100%"/>
    </style:style>
    <style:style style:name="gr105" style:family="graphic" style:parent-style-name="standard">
      <style:graphic-properties draw:stroke="none" draw:fill="gradient" draw:fill-gradient-name="gradient-88" draw:opacity="100%"/>
    </style:style>
    <style:style style:name="gr106" style:family="graphic" style:parent-style-name="standard">
      <style:graphic-properties draw:stroke="none" draw:fill="gradient" draw:fill-gradient-name="gradient-89" draw:opacity="100%"/>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24pt" fo:font-weight="bold" style:font-size-asian="24pt" style:font-weight-asian="bold" style:font-size-complex="24pt" style:font-weight-complex="bold"/>
    </style:style>
    <style:style style:name="P3" style:family="paragraph">
      <style:paragraph-properties fo:text-align="center"/>
      <style:text-properties fo:font-size="20pt" style:font-size-asian="20pt" style:font-size-complex="20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2">
          <draw:g>
            <draw:path draw:style-name="gr1" draw:layer="layout" svg:width="0.985cm" svg:height="1.904cm" svg:x="36.574cm" svg:y="4.175cm" svg:viewBox="0 0 986 1905" svg:d="m986 1761c0 79-65 144-144 144h-698c-80 0-144-65-144-144v-1617c0-80 64-144 144-144h698c79 0 144 64 144 144z">
              <text:p/>
            </draw:path>
          </draw:g>
          <draw:g>
            <draw:path draw:style-name="gr2" draw:layer="layout" svg:width="0.921cm" svg:height="1.847cm" svg:x="36.602cm" svg:y="4.207cm" svg:viewBox="0 0 922 1848" svg:d="m922 1701c0 81-68 147-151 147h-619c-84 0-152-66-152-147v-1554c0-81 68-147 152-147h619c83 0 151 66 151 147z">
              <text:p/>
            </draw:path>
          </draw:g>
          <draw:path draw:style-name="gr3" draw:layer="layout" svg:width="0.842cm" svg:height="1.773cm" svg:x="36.644cm" svg:y="4.236cm" svg:viewBox="0 0 843 1774" svg:d="m843 1630c0 80-65 144-144 144h-555c-80 0-144-64-144-144v-1486c0-80 64-144 144-144h555c79 0 144 64 144 144z">
            <text:p/>
          </draw:path>
          <draw:path draw:style-name="gr4" draw:layer="layout" svg:width="0.842cm" svg:height="1.773cm" svg:x="36.644cm" svg:y="4.236cm" svg:viewBox="0 0 843 1774" svg:d="m843 1630c0 80-65 144-144 144h-555c-80 0-144-64-144-144v-1486c0-80 64-144 144-144h555c79 0 144 64 144 144z">
            <text:p/>
          </draw:path>
          <draw:path draw:style-name="gr5" draw:layer="layout" svg:width="0.842cm" svg:height="1.797cm" svg:x="36.644cm" svg:y="4.228cm" svg:viewBox="0 0 843 1798" svg:d="m0 1652c0 80 64 146 144 146h555c79 0 144-66 144-146v-133h-843zm699-1519h-555c-80 0-144 65-144 146v87h843v-87c0-81-65-146-144-146z">
            <text:p/>
          </draw:path>
          <draw:ellipse draw:style-name="gr2" draw:layer="layout" svg:width="0.181cm" svg:height="0.166cm" svg:x="36.967cm" svg:y="5.789cm">
            <text:p/>
          </draw:ellipse>
          <draw:path draw:style-name="gr2" draw:layer="layout" svg:width="0.178cm" svg:height="0.031cm" svg:x="36.981cm" svg:y="4.37cm" svg:viewBox="0 0 179 32" svg:d="m179 17c0 8-7 15-15 15h-149c-8 0-15-7-15-15v-2c0-8 7-15 15-15h149c8 0 15 7 15 15z">
            <text:p/>
          </draw:path>
          <draw:path draw:style-name="gr6" draw:layer="layout" svg:width="0.174cm" svg:height="0.063cm" svg:x="36.97cm" svg:y="5.891cm" svg:viewBox="0 0 175 64" svg:d="m0 0c10 37 45 64 88 64 41 0 76-26 87-61-70 18-130 11-175-3z">
            <text:p/>
          </draw:path>
          <draw:path draw:style-name="gr1" draw:layer="layout" svg:width="0.071cm" svg:height="0.071cm" svg:x="37.022cm" svg:y="5.836cm" svg:viewBox="0 0 72 72" svg:d="m72 57c0 8-7 15-15 15h-42c-8 0-15-7-15-15v-42c0-8 7-15 15-15h42c8 0 15 7 15 15z">
            <text:p/>
          </draw:path>
          <draw:path draw:style-name="gr7" draw:layer="layout" svg:width="0.178cm" svg:height="0.015cm" svg:x="36.981cm" svg:y="4.386cm" svg:viewBox="0 0 179 16" svg:d="m0 0v1c0 8 7 15 15 15h149c8 0 15-7 15-15v-1z">
            <text:p/>
          </draw:path>
        </draw:g>
        <draw:g draw:id="id3">
          <draw:g>
            <draw:path draw:style-name="gr1" draw:layer="layout" svg:width="0.985cm" svg:height="1.904cm" svg:x="36.574cm" svg:y="7.35cm" svg:viewBox="0 0 986 1905" svg:d="m986 1761c0 79-65 144-144 144h-698c-80 0-144-65-144-144v-1617c0-80 64-144 144-144h698c79 0 144 64 144 144z">
              <text:p/>
            </draw:path>
          </draw:g>
          <draw:g>
            <draw:path draw:style-name="gr2" draw:layer="layout" svg:width="0.921cm" svg:height="1.847cm" svg:x="36.602cm" svg:y="7.382cm" svg:viewBox="0 0 922 1848" svg:d="m922 1701c0 81-68 147-151 147h-619c-84 0-152-66-152-147v-1554c0-81 68-147 152-147h619c83 0 151 66 151 147z">
              <text:p/>
            </draw:path>
          </draw:g>
          <draw:path draw:style-name="gr3" draw:layer="layout" svg:width="0.842cm" svg:height="1.773cm" svg:x="36.644cm" svg:y="7.411cm" svg:viewBox="0 0 843 1774" svg:d="m843 1630c0 80-65 144-144 144h-555c-80 0-144-64-144-144v-1486c0-80 64-144 144-144h555c79 0 144 64 144 144z">
            <text:p/>
          </draw:path>
          <draw:path draw:style-name="gr4" draw:layer="layout" svg:width="0.842cm" svg:height="1.773cm" svg:x="36.644cm" svg:y="7.411cm" svg:viewBox="0 0 843 1774" svg:d="m843 1630c0 80-65 144-144 144h-555c-80 0-144-64-144-144v-1486c0-80 64-144 144-144h555c79 0 144 64 144 144z">
            <text:p/>
          </draw:path>
          <draw:path draw:style-name="gr5" draw:layer="layout" svg:width="0.842cm" svg:height="1.797cm" svg:x="36.644cm" svg:y="7.403cm" svg:viewBox="0 0 843 1798" svg:d="m0 1652c0 80 64 146 144 146h555c79 0 144-66 144-146v-133h-843zm699-1519h-555c-80 0-144 65-144 146v87h843v-87c0-81-65-146-144-146z">
            <text:p/>
          </draw:path>
          <draw:ellipse draw:style-name="gr2" draw:layer="layout" svg:width="0.181cm" svg:height="0.166cm" svg:x="36.967cm" svg:y="8.964cm">
            <text:p/>
          </draw:ellipse>
          <draw:path draw:style-name="gr2" draw:layer="layout" svg:width="0.178cm" svg:height="0.031cm" svg:x="36.981cm" svg:y="7.545cm" svg:viewBox="0 0 179 32" svg:d="m179 17c0 8-7 15-15 15h-149c-8 0-15-7-15-15v-2c0-8 7-15 15-15h149c8 0 15 7 15 15z">
            <text:p/>
          </draw:path>
          <draw:path draw:style-name="gr6" draw:layer="layout" svg:width="0.174cm" svg:height="0.063cm" svg:x="36.97cm" svg:y="9.066cm" svg:viewBox="0 0 175 64" svg:d="m0 0c10 37 45 64 88 64 41 0 76-26 87-61-70 18-130 11-175-3z">
            <text:p/>
          </draw:path>
          <draw:path draw:style-name="gr1" draw:layer="layout" svg:width="0.071cm" svg:height="0.071cm" svg:x="37.022cm" svg:y="9.011cm" svg:viewBox="0 0 72 72" svg:d="m72 57c0 8-7 15-15 15h-42c-8 0-15-7-15-15v-42c0-8 7-15 15-15h42c8 0 15 7 15 15z">
            <text:p/>
          </draw:path>
          <draw:path draw:style-name="gr7" draw:layer="layout" svg:width="0.178cm" svg:height="0.015cm" svg:x="36.981cm" svg:y="7.561cm" svg:viewBox="0 0 179 16" svg:d="m0 0v1c0 8 7 15 15 15h149c8 0 15-7 15-15v-1z">
            <text:p/>
          </draw:path>
        </draw:g>
        <draw:g draw:id="id1">
          <draw:g>
            <draw:path draw:style-name="gr1" draw:layer="layout" svg:width="0.985cm" svg:height="1.904cm" svg:x="36.574cm" svg:y="1cm" svg:viewBox="0 0 986 1905" svg:d="m986 1761c0 79-65 144-144 144h-698c-80 0-144-65-144-144v-1617c0-80 64-144 144-144h698c79 0 144 64 144 144z">
              <text:p/>
            </draw:path>
          </draw:g>
          <draw:g>
            <draw:path draw:style-name="gr2" draw:layer="layout" svg:width="0.921cm" svg:height="1.847cm" svg:x="36.602cm" svg:y="1.032cm" svg:viewBox="0 0 922 1848" svg:d="m922 1701c0 81-68 147-151 147h-619c-84 0-152-66-152-147v-1554c0-81 68-147 152-147h619c83 0 151 66 151 147z">
              <text:p/>
            </draw:path>
          </draw:g>
          <draw:path draw:style-name="gr3" draw:layer="layout" svg:width="0.842cm" svg:height="1.773cm" svg:x="36.644cm" svg:y="1.061cm" svg:viewBox="0 0 843 1774" svg:d="m843 1630c0 80-65 144-144 144h-555c-80 0-144-64-144-144v-1486c0-80 64-144 144-144h555c79 0 144 64 144 144z">
            <text:p/>
          </draw:path>
          <draw:path draw:style-name="gr4" draw:layer="layout" svg:width="0.842cm" svg:height="1.773cm" svg:x="36.644cm" svg:y="1.061cm" svg:viewBox="0 0 843 1774" svg:d="m843 1630c0 80-65 144-144 144h-555c-80 0-144-64-144-144v-1486c0-80 64-144 144-144h555c79 0 144 64 144 144z">
            <text:p/>
          </draw:path>
          <draw:path draw:style-name="gr5" draw:layer="layout" svg:width="0.842cm" svg:height="1.797cm" svg:x="36.644cm" svg:y="1.053cm" svg:viewBox="0 0 843 1798" svg:d="m0 1652c0 80 64 146 144 146h555c79 0 144-66 144-146v-133h-843zm699-1519h-555c-80 0-144 65-144 146v87h843v-87c0-81-65-146-144-146z">
            <text:p/>
          </draw:path>
          <draw:ellipse draw:style-name="gr2" draw:layer="layout" svg:width="0.181cm" svg:height="0.166cm" svg:x="36.967cm" svg:y="2.614cm">
            <text:p/>
          </draw:ellipse>
          <draw:path draw:style-name="gr2" draw:layer="layout" svg:width="0.178cm" svg:height="0.031cm" svg:x="36.981cm" svg:y="1.195cm" svg:viewBox="0 0 179 32" svg:d="m179 17c0 8-7 15-15 15h-149c-8 0-15-7-15-15v-2c0-8 7-15 15-15h149c8 0 15 7 15 15z">
            <text:p/>
          </draw:path>
          <draw:path draw:style-name="gr6" draw:layer="layout" svg:width="0.174cm" svg:height="0.063cm" svg:x="36.97cm" svg:y="2.716cm" svg:viewBox="0 0 175 64" svg:d="m0 0c10 37 45 64 88 64 41 0 76-26 87-61-70 18-130 11-175-3z">
            <text:p/>
          </draw:path>
          <draw:path draw:style-name="gr1" draw:layer="layout" svg:width="0.071cm" svg:height="0.071cm" svg:x="37.022cm" svg:y="2.661cm" svg:viewBox="0 0 72 72" svg:d="m72 57c0 8-7 15-15 15h-42c-8 0-15-7-15-15v-42c0-8 7-15 15-15h42c8 0 15 7 15 15z">
            <text:p/>
          </draw:path>
          <draw:path draw:style-name="gr7" draw:layer="layout" svg:width="0.178cm" svg:height="0.015cm" svg:x="36.981cm" svg:y="1.211cm" svg:viewBox="0 0 179 16" svg:d="m0 0v1c0 8 7 15 15 15h149c8 0 15-7 15-15v-1z">
            <text:p/>
          </draw:path>
        </draw:g>
        <draw:custom-shape draw:style-name="gr8" draw:text-style-name="P1" draw:layer="layout" svg:width="7.408cm" svg:height="4.445cm" svg:x="27.342cm" svg:y="2.905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polygon draw:style-name="gr9" draw:layer="layout" svg:width="3.536cm" svg:height="1.853cm" svg:x="2.448cm" svg:y="3cm" svg:viewBox="0 0 3537 1854" draw:points="0,1175 2349,0 3537,673 1346,1854">
                <text:p/>
              </draw:polygon>
              <draw:path draw:style-name="gr9" draw:layer="layout" svg:width="1.351cm" svg:height="4.037cm" svg:x="2.448cm" svg:y="4.175cm" svg:viewBox="0 0 1352 4038" svg:d="m0 0v3359c0 0 6 679 1352 679v-3365z">
                <text:p/>
              </draw:path>
              <draw:path draw:style-name="gr10" draw:layer="layout" svg:width="4.285cm" svg:height="6.59cm" svg:x="3.794cm" svg:y="3.673cm" svg:viewBox="0 0 4286 6591" svg:d="m2184 0v3359l-2184 1175v-3359zm4286 5416z">
                <text:p/>
              </draw:path>
              <draw:path draw:style-name="gr2" draw:layer="layout" svg:width="3.701cm" svg:height="5.39cm" svg:x="2.365cm" svg:y="2.905cm" svg:viewBox="0 0 3702 5391" svg:d="m2438 0-38 19-2356 1181-44 19v51 3359c0 0 0 57 25 133 26 70 77 172 172 261 184 190 552 368 1232 368h19l25-13 2178-1181 51-19v-51-3359-50l-51-26-1175-673zm-44 171 1098 623v3263l-2120 1143c-635-6-946-165-1093-311-76-76-114-146-133-197-19-57-19-82-19-82v-3308z">
                <text:p/>
              </draw:path>
              <draw:path draw:style-name="gr2" draw:layer="layout" svg:width="0.844cm" svg:height="0.951cm" svg:x="2.619cm" svg:y="4.791cm" svg:viewBox="0 0 845 952" svg:d="m0 0v133 337 57l44 19 674 337 127 69v-146-336-51l-51-19-673-337zm44 210 508 254v146l-508-254z">
                <text:p/>
              </draw:path>
              <draw:polygon draw:style-name="gr2" draw:layer="layout" svg:width="0.748cm" svg:height="0.488cm" svg:x="2.663cm" svg:y="5.946cm" svg:viewBox="0 0 749 489" draw:points="76,0 0,146 673,489 749,337">
                <text:p/>
              </draw:polygon>
              <draw:polygon draw:style-name="gr2" draw:layer="layout" svg:width="0.748cm" svg:height="0.488cm" svg:x="2.663cm" svg:y="6.372cm" svg:viewBox="0 0 749 489" draw:points="76,0 0,146 673,489 749,337">
                <text:p/>
              </draw:polygon>
              <draw:polygon draw:style-name="gr2" draw:layer="layout" svg:width="0.748cm" svg:height="0.488cm" svg:x="2.663cm" svg:y="6.791cm" svg:viewBox="0 0 749 489" draw:points="76,0 0,146 673,489 749,337">
                <text:p/>
              </draw:polygon>
              <draw:polygon draw:style-name="gr2" draw:layer="layout" svg:width="0.748cm" svg:height="0.488cm" svg:x="2.663cm" svg:y="7.21cm" svg:viewBox="0 0 749 489" draw:points="76,0 0,146 673,489 749,337">
                <text:p/>
              </draw:polygon>
            </draw:g>
          </draw:g>
        </draw:g>
        <draw:line draw:style-name="gr11" draw:text-style-name="P1" draw:layer="layout" svg:x1="6.81cm" svg:y1="4.175cm" svg:x2="9.985cm" svg:y2="4.175cm">
          <text:p/>
        </draw:line>
        <draw:line draw:style-name="gr11" draw:text-style-name="P1" draw:layer="layout" svg:x1="6.81cm" svg:y1="5.445cm" svg:x2="9.985cm" svg:y2="5.445cm">
          <text:p/>
        </draw:line>
        <draw:line draw:style-name="gr11" draw:text-style-name="P1" draw:layer="layout" svg:x1="6.81cm" svg:y1="6.715cm" svg:x2="9.985cm" svg:y2="6.715cm">
          <text:p/>
        </draw:line>
        <draw:line draw:style-name="gr11" draw:text-style-name="P1" draw:layer="layout" svg:x1="34.75cm" svg:y1="3.54cm" svg:x2="36.29cm" svg:y2="2.27cm">
          <text:p/>
        </draw:line>
        <draw:line draw:style-name="gr11" draw:text-style-name="P1" draw:layer="layout" svg:x1="25.225cm" svg:y1="4.81cm" svg:x2="26.765cm" svg:y2="4.81cm">
          <text:p/>
        </draw:line>
        <draw:line draw:style-name="gr11" draw:text-style-name="P1" draw:layer="layout" svg:x1="34.75cm" svg:y1="6.08cm" svg:x2="36.29cm" svg:y2="7.985cm">
          <text:p/>
        </draw:line>
        <draw:connector draw:style-name="gr12" draw:text-style-name="P1" draw:layer="layout" draw:type="curve" svg:x1="37.56cm" svg:y1="1.952cm" svg:x2="37.56cm" svg:y2="5.127cm" draw:start-shape="id1" draw:start-glue-point="1" draw:end-shape="id2" draw:end-glue-point="1" svg:d="m37560 1952c751 0 751 3175 0 3175">
          <text:p/>
        </draw:connector>
        <draw:connector draw:style-name="gr12" draw:text-style-name="P1" draw:layer="layout" draw:type="curve" svg:x1="37.56cm" svg:y1="5.127cm" svg:x2="37.56cm" svg:y2="8.302cm" draw:start-shape="id2" draw:start-glue-point="1" draw:end-shape="id3" svg:d="m37560 5127c751 0 751 3175 0 3175">
          <text:p/>
        </draw:connector>
        <draw:frame draw:style-name="gr13" draw:text-style-name="P2" draw:layer="layout" svg:width="4.445cm" svg:height="2.181cm" svg:x="29.035cm" svg:y="3.899cm">
          <draw:text-box>
            <text:p text:style-name="P1"><text:span text:style-name="T1">One-Way</text:span></text:p>
            <text:p text:style-name="P1"><text:span text:style-name="T1">Network</text:span></text:p>
          </draw:text-box>
        </draw:frame>
        <draw:frame draw:style-name="gr14" draw:text-style-name="P3" draw:layer="layout" svg:width="5.715cm" svg:height="1.905cm" svg:x="1.095cm" svg:y="9.255cm">
          <draw:text-box>
            <text:p text:style-name="P1"><text:span text:style-name="T2">Data Collection Server</text:span></text:p>
          </draw:text-box>
        </draw:frame>
        <draw:frame draw:style-name="gr15" draw:text-style-name="P3" draw:layer="layout" svg:width="5.715cm" svg:height="1.27cm" svg:x="34.385cm" svg:y="9.89cm">
          <draw:text-box>
            <text:p text:style-name="P1"><text:span text:style-name="T2">Mobile Devices</text:span></text:p>
          </draw:text-box>
        </draw:frame>
        <draw:frame draw:style-name="gr16" draw:text-style-name="P1" draw:layer="layout" svg:width="4.08cm" svg:height="1.905cm" svg:x="38.195cm" svg:y="4.175cm">
          <draw:text-box>
            <text:p text:style-name="P1">Validation Protocol</text:p>
          </draw:text-box>
        </draw:frame>
        <draw:frame draw:style-name="gr17" draw:text-style-name="P1" draw:layer="layout" svg:width="4.445cm" svg:height="1.04cm" svg:x="6.175cm" svg:y="6.945cm">
          <draw:text-box>
            <text:p text:style-name="P1"><text:s/>Mobile Data</text:p>
          </draw:text-box>
        </draw:frame>
        <draw:frame draw:style-name="gr17" draw:text-style-name="P1" draw:layer="layout" svg:width="4.445cm" svg:height="1.04cm" svg:x="6.175cm" svg:y="2.905cm">
          <draw:text-box>
            <text:p text:style-name="P1"><text:s/>Mobile Data</text:p>
          </draw:text-box>
        </draw:frame>
        <draw:g>
          <draw:g>
            <draw:g>
              <draw:path draw:style-name="gr18" draw:layer="layout" svg:width="3.914cm" svg:height="0.936cm" svg:x="20.675cm" svg:y="5.143cm" svg:viewBox="0 0 3915 937" svg:d="m3915 370c0 299-1374 396-2609 384-1256 0-1306-229-1306-528 0-298 706-216 1962-216s1953 62 1953 360zm0 567z">
                <text:p/>
              </draw:path>
              <draw:polygon draw:style-name="gr19" draw:layer="layout" svg:width="3.294cm" svg:height="0.41cm" svg:x="20.923cm" svg:y="4.972cm" svg:viewBox="0 0 3295 411" draw:points="0,0 3295,0 3295,411 0,411">
                <text:p/>
              </draw:polygon>
              <draw:g>
                <draw:rect draw:style-name="gr20" draw:layer="layout" svg:width="0.104cm" svg:height="0.08cm" svg:x="22.634cm" svg:y="5.09cm">
                  <text:p/>
                </draw:rect>
                <draw:polygon draw:style-name="gr21" draw:layer="layout" svg:width="0.082cm" svg:height="0.061cm" svg:x="22.646cm" svg:y="5.098cm" svg:viewBox="0 0 83 62" draw:points="0,0 83,0 83,52 51,52 50,62 41,62 30,62 30,53 0,52">
                  <text:p/>
                </draw:polygon>
              </draw:g>
              <draw:g>
                <draw:rect draw:style-name="gr22" draw:layer="layout" svg:width="0.104cm" svg:height="0.08cm" svg:x="22.516cm" svg:y="5.09cm">
                  <text:p/>
                </draw:rect>
                <draw:polygon draw:style-name="gr23" draw:layer="layout" svg:width="0.082cm" svg:height="0.061cm" svg:x="22.528cm" svg:y="5.098cm" svg:viewBox="0 0 83 62" draw:points="0,0 83,0 83,52 51,52 50,62 41,62 30,62 30,53 0,52">
                  <text:p/>
                </draw:polygon>
              </draw:g>
              <draw:g>
                <draw:rect draw:style-name="gr24" draw:layer="layout" svg:width="0.104cm" svg:height="0.08cm" svg:x="22.399cm" svg:y="5.09cm">
                  <text:p/>
                </draw:rect>
                <draw:polygon draw:style-name="gr25" draw:layer="layout" svg:width="0.082cm" svg:height="0.061cm" svg:x="22.41cm" svg:y="5.098cm" svg:viewBox="0 0 83 62" draw:points="0,0 83,0 83,52 51,52 50,62 41,62 30,62 30,53 0,52">
                  <text:p/>
                </draw:polygon>
              </draw:g>
              <draw:g>
                <draw:rect draw:style-name="gr26" draw:layer="layout" svg:width="0.104cm" svg:height="0.08cm" svg:x="22.283cm" svg:y="5.09cm">
                  <text:p/>
                </draw:rect>
                <draw:polygon draw:style-name="gr27" draw:layer="layout" svg:width="0.082cm" svg:height="0.061cm" svg:x="22.295cm" svg:y="5.098cm" svg:viewBox="0 0 83 62" draw:points="0,0 83,0 83,52 51,52 50,62 41,62 30,62 30,53 0,52">
                  <text:p/>
                </draw:polygon>
              </draw:g>
              <draw:g>
                <draw:rect draw:style-name="gr28" draw:layer="layout" svg:width="0.104cm" svg:height="0.08cm" svg:x="22.167cm" svg:y="5.09cm">
                  <text:p/>
                </draw:rect>
                <draw:polygon draw:style-name="gr29" draw:layer="layout" svg:width="0.082cm" svg:height="0.061cm" svg:x="22.179cm" svg:y="5.098cm" svg:viewBox="0 0 83 62" draw:points="0,0 83,0 83,52 51,52 50,62 41,62 30,62 30,53 0,52">
                  <text:p/>
                </draw:polygon>
              </draw:g>
              <draw:g>
                <draw:rect draw:style-name="gr30" draw:layer="layout" svg:width="0.104cm" svg:height="0.08cm" svg:x="22.049cm" svg:y="5.09cm">
                  <text:p/>
                </draw:rect>
                <draw:polygon draw:style-name="gr31" draw:layer="layout" svg:width="0.082cm" svg:height="0.061cm" svg:x="22.061cm" svg:y="5.098cm" svg:viewBox="0 0 83 62" draw:points="0,0 83,0 83,52 51,52 50,62 41,62 30,62 30,53 0,52">
                  <text:p/>
                </draw:polygon>
              </draw:g>
              <draw:g>
                <draw:rect draw:style-name="gr32" draw:layer="layout" svg:width="0.104cm" svg:height="0.08cm" svg:x="23.426cm" svg:y="5.09cm">
                  <text:p/>
                </draw:rect>
                <draw:polygon draw:style-name="gr33" draw:layer="layout" svg:width="0.082cm" svg:height="0.061cm" svg:x="23.438cm" svg:y="5.098cm" svg:viewBox="0 0 83 62" draw:points="0,0 83,0 83,52 51,52 50,62 41,62 30,62 30,53 0,52">
                  <text:p/>
                </draw:polygon>
              </draw:g>
              <draw:g>
                <draw:rect draw:style-name="gr34" draw:layer="layout" svg:width="0.104cm" svg:height="0.08cm" svg:x="23.31cm" svg:y="5.09cm">
                  <text:p/>
                </draw:rect>
                <draw:polygon draw:style-name="gr35" draw:layer="layout" svg:width="0.082cm" svg:height="0.061cm" svg:x="23.322cm" svg:y="5.098cm" svg:viewBox="0 0 83 62" draw:points="0,0 83,0 83,52 51,52 50,62 41,62 30,62 30,53 0,52">
                  <text:p/>
                </draw:polygon>
              </draw:g>
              <draw:g>
                <draw:rect draw:style-name="gr36" draw:layer="layout" svg:width="0.104cm" svg:height="0.08cm" svg:x="23.192cm" svg:y="5.09cm">
                  <text:p/>
                </draw:rect>
                <draw:polygon draw:style-name="gr37" draw:layer="layout" svg:width="0.082cm" svg:height="0.061cm" svg:x="23.204cm" svg:y="5.098cm" svg:viewBox="0 0 83 62" draw:points="0,0 83,0 83,52 51,52 50,62 41,62 30,62 30,53 0,52">
                  <text:p/>
                </draw:polygon>
              </draw:g>
              <draw:g>
                <draw:rect draw:style-name="gr38" draw:layer="layout" svg:width="0.104cm" svg:height="0.08cm" svg:x="23.076cm" svg:y="5.09cm">
                  <text:p/>
                </draw:rect>
                <draw:polygon draw:style-name="gr39" draw:layer="layout" svg:width="0.082cm" svg:height="0.061cm" svg:x="23.088cm" svg:y="5.098cm" svg:viewBox="0 0 83 62" draw:points="0,0 83,0 83,52 51,52 50,62 41,62 30,62 30,53 0,52">
                  <text:p/>
                </draw:polygon>
              </draw:g>
              <draw:g>
                <draw:rect draw:style-name="gr40" draw:layer="layout" svg:width="0.104cm" svg:height="0.08cm" svg:x="22.959cm" svg:y="5.092cm">
                  <text:p/>
                </draw:rect>
                <draw:polygon draw:style-name="gr41" draw:layer="layout" svg:width="0.082cm" svg:height="0.061cm" svg:x="22.97cm" svg:y="5.1cm" svg:viewBox="0 0 83 62" draw:points="0,0 83,0 83,52 51,52 50,62 41,62 30,62 30,53 0,52">
                  <text:p/>
                </draw:polygon>
              </draw:g>
              <draw:g>
                <draw:rect draw:style-name="gr42" draw:layer="layout" svg:width="0.104cm" svg:height="0.08cm" svg:x="22.841cm" svg:y="5.09cm">
                  <text:p/>
                </draw:rect>
                <draw:polygon draw:style-name="gr43" draw:layer="layout" svg:width="0.082cm" svg:height="0.061cm" svg:x="22.853cm" svg:y="5.098cm" svg:viewBox="0 0 83 62" draw:points="0,0 83,0 83,52 51,52 50,62 41,62 30,62 30,53 0,52">
                  <text:p/>
                </draw:polygon>
              </draw:g>
              <draw:g>
                <draw:rect draw:style-name="gr44" draw:layer="layout" svg:width="0.104cm" svg:height="0.08cm" svg:x="22.635cm" svg:y="5.197cm">
                  <text:p/>
                </draw:rect>
                <draw:polygon draw:style-name="gr45" draw:layer="layout" svg:width="0.082cm" svg:height="0.061cm" svg:x="22.647cm" svg:y="5.206cm" svg:viewBox="0 0 83 62" draw:points="0,0 83,0 83,52 51,52 50,62 41,62 30,62 30,53 0,52">
                  <text:p/>
                </draw:polygon>
              </draw:g>
              <draw:g>
                <draw:rect draw:style-name="gr46" draw:layer="layout" svg:width="0.104cm" svg:height="0.08cm" svg:x="22.518cm" svg:y="5.197cm">
                  <text:p/>
                </draw:rect>
                <draw:polygon draw:style-name="gr47" draw:layer="layout" svg:width="0.082cm" svg:height="0.061cm" svg:x="22.529cm" svg:y="5.206cm" svg:viewBox="0 0 83 62" draw:points="0,0 83,0 83,52 51,52 50,62 41,62 30,62 30,53 0,52">
                  <text:p/>
                </draw:polygon>
              </draw:g>
              <draw:g>
                <draw:rect draw:style-name="gr48" draw:layer="layout" svg:width="0.104cm" svg:height="0.08cm" svg:x="22.4cm" svg:y="5.197cm">
                  <text:p/>
                </draw:rect>
                <draw:polygon draw:style-name="gr49" draw:layer="layout" svg:width="0.082cm" svg:height="0.061cm" svg:x="22.412cm" svg:y="5.206cm" svg:viewBox="0 0 83 62" draw:points="0,0 83,0 83,52 51,52 50,62 41,62 30,62 30,53 0,52">
                  <text:p/>
                </draw:polygon>
              </draw:g>
              <draw:g>
                <draw:rect draw:style-name="gr50" draw:layer="layout" svg:width="0.104cm" svg:height="0.08cm" svg:x="22.284cm" svg:y="5.197cm">
                  <text:p/>
                </draw:rect>
                <draw:polygon draw:style-name="gr51" draw:layer="layout" svg:width="0.082cm" svg:height="0.061cm" svg:x="22.296cm" svg:y="5.206cm" svg:viewBox="0 0 83 62" draw:points="0,0 83,0 83,52 51,52 50,62 41,62 30,62 30,53 0,52">
                  <text:p/>
                </draw:polygon>
              </draw:g>
              <draw:g>
                <draw:rect draw:style-name="gr52" draw:layer="layout" svg:width="0.104cm" svg:height="0.08cm" svg:x="22.168cm" svg:y="5.197cm">
                  <text:p/>
                </draw:rect>
                <draw:polygon draw:style-name="gr53" draw:layer="layout" svg:width="0.082cm" svg:height="0.061cm" svg:x="22.18cm" svg:y="5.206cm" svg:viewBox="0 0 83 62" draw:points="0,0 83,0 83,52 51,52 50,62 41,62 30,62 30,53 0,52">
                  <text:p/>
                </draw:polygon>
              </draw:g>
              <draw:g>
                <draw:rect draw:style-name="gr54" draw:layer="layout" svg:width="0.104cm" svg:height="0.08cm" svg:x="22.05cm" svg:y="5.197cm">
                  <text:p/>
                </draw:rect>
                <draw:polygon draw:style-name="gr55" draw:layer="layout" svg:width="0.082cm" svg:height="0.061cm" svg:x="22.062cm" svg:y="5.206cm" svg:viewBox="0 0 83 62" draw:points="0,0 83,0 83,52 51,52 50,62 41,62 30,62 30,53 0,52">
                  <text:p/>
                </draw:polygon>
              </draw:g>
              <draw:g>
                <draw:rect draw:style-name="gr56" draw:layer="layout" svg:width="0.104cm" svg:height="0.08cm" svg:x="23.427cm" svg:y="5.197cm">
                  <text:p/>
                </draw:rect>
                <draw:polygon draw:style-name="gr57" draw:layer="layout" svg:width="0.082cm" svg:height="0.061cm" svg:x="23.439cm" svg:y="5.206cm" svg:viewBox="0 0 83 62" draw:points="0,0 83,0 83,52 51,52 50,62 41,62 30,62 30,53 0,52">
                  <text:p/>
                </draw:polygon>
              </draw:g>
              <draw:g>
                <draw:rect draw:style-name="gr58" draw:layer="layout" svg:width="0.104cm" svg:height="0.08cm" svg:x="23.311cm" svg:y="5.197cm">
                  <text:p/>
                </draw:rect>
                <draw:polygon draw:style-name="gr59" draw:layer="layout" svg:width="0.082cm" svg:height="0.061cm" svg:x="23.323cm" svg:y="5.206cm" svg:viewBox="0 0 83 62" draw:points="0,0 83,0 83,52 51,52 50,62 41,62 30,62 30,53 0,52">
                  <text:p/>
                </draw:polygon>
              </draw:g>
              <draw:g>
                <draw:rect draw:style-name="gr60" draw:layer="layout" svg:width="0.104cm" svg:height="0.08cm" svg:x="23.193cm" svg:y="5.197cm">
                  <text:p/>
                </draw:rect>
                <draw:polygon draw:style-name="gr61" draw:layer="layout" svg:width="0.082cm" svg:height="0.061cm" svg:x="23.205cm" svg:y="5.206cm" svg:viewBox="0 0 83 62" draw:points="0,0 83,0 83,52 51,52 50,62 41,62 30,62 30,53 0,52">
                  <text:p/>
                </draw:polygon>
              </draw:g>
              <draw:g>
                <draw:rect draw:style-name="gr62" draw:layer="layout" svg:width="0.104cm" svg:height="0.08cm" svg:x="23.078cm" svg:y="5.197cm">
                  <text:p/>
                </draw:rect>
                <draw:polygon draw:style-name="gr63" draw:layer="layout" svg:width="0.082cm" svg:height="0.061cm" svg:x="23.089cm" svg:y="5.206cm" svg:viewBox="0 0 83 62" draw:points="0,0 83,0 83,52 51,52 50,62 41,62 30,62 30,53 0,52">
                  <text:p/>
                </draw:polygon>
              </draw:g>
              <draw:g>
                <draw:rect draw:style-name="gr64" draw:layer="layout" svg:width="0.104cm" svg:height="0.08cm" svg:x="22.842cm" svg:y="5.197cm">
                  <text:p/>
                </draw:rect>
                <draw:polygon draw:style-name="gr65" draw:layer="layout" svg:width="0.082cm" svg:height="0.061cm" svg:x="22.854cm" svg:y="5.206cm" svg:viewBox="0 0 83 62" draw:points="0,0 83,0 83,52 51,52 50,62 41,62 30,62 30,53 0,52">
                  <text:p/>
                </draw:polygon>
              </draw:g>
              <draw:g>
                <draw:rect draw:style-name="gr66" draw:layer="layout" svg:width="0.104cm" svg:height="0.08cm" svg:x="22.96cm" svg:y="5.197cm">
                  <text:p/>
                </draw:rect>
                <draw:polygon draw:style-name="gr67" draw:layer="layout" svg:width="0.082cm" svg:height="0.061cm" svg:x="22.972cm" svg:y="5.206cm" svg:viewBox="0 0 83 62" draw:points="0,0 83,0 83,52 51,52 50,62 41,62 30,62 30,53 0,52">
                  <text:p/>
                </draw:polygon>
              </draw:g>
              <draw:rect draw:style-name="gr68" draw:layer="layout" svg:width="0.041cm" svg:height="0.021cm" svg:x="22.083cm" svg:y="5.049cm">
                <text:p/>
              </draw:rect>
              <draw:rect draw:style-name="gr69" draw:layer="layout" svg:width="0.041cm" svg:height="0.021cm" svg:x="22.083cm" svg:y="5.301cm">
                <text:p/>
              </draw:rect>
              <draw:rect draw:style-name="gr70" draw:layer="layout" svg:width="0.041cm" svg:height="0.021cm" svg:x="22.2cm" svg:y="5.049cm">
                <text:p/>
              </draw:rect>
              <draw:rect draw:style-name="gr71" draw:layer="layout" svg:width="0.041cm" svg:height="0.021cm" svg:x="22.2cm" svg:y="5.301cm">
                <text:p/>
              </draw:rect>
              <draw:rect draw:style-name="gr72" draw:layer="layout" svg:width="0.041cm" svg:height="0.021cm" svg:x="22.312cm" svg:y="5.049cm">
                <text:p/>
              </draw:rect>
              <draw:rect draw:style-name="gr73" draw:layer="layout" svg:width="0.041cm" svg:height="0.021cm" svg:x="22.312cm" svg:y="5.301cm">
                <text:p/>
              </draw:rect>
              <draw:rect draw:style-name="gr74" draw:layer="layout" svg:width="0.041cm" svg:height="0.021cm" svg:x="22.429cm" svg:y="5.049cm">
                <text:p/>
              </draw:rect>
              <draw:rect draw:style-name="gr75" draw:layer="layout" svg:width="0.041cm" svg:height="0.021cm" svg:x="22.429cm" svg:y="5.301cm">
                <text:p/>
              </draw:rect>
              <draw:rect draw:style-name="gr76" draw:layer="layout" svg:width="0.041cm" svg:height="0.021cm" svg:x="22.545cm" svg:y="5.049cm">
                <text:p/>
              </draw:rect>
              <draw:rect draw:style-name="gr77" draw:layer="layout" svg:width="0.041cm" svg:height="0.021cm" svg:x="22.545cm" svg:y="5.301cm">
                <text:p/>
              </draw:rect>
              <draw:rect draw:style-name="gr78" draw:layer="layout" svg:width="0.041cm" svg:height="0.021cm" svg:x="22.663cm" svg:y="5.049cm">
                <text:p/>
              </draw:rect>
              <draw:rect draw:style-name="gr79" draw:layer="layout" svg:width="0.041cm" svg:height="0.021cm" svg:x="22.663cm" svg:y="5.301cm">
                <text:p/>
              </draw:rect>
              <draw:rect draw:style-name="gr80" draw:layer="layout" svg:width="0.041cm" svg:height="0.021cm" svg:x="22.875cm" svg:y="5.052cm">
                <text:p/>
              </draw:rect>
              <draw:rect draw:style-name="gr81" draw:layer="layout" svg:width="0.041cm" svg:height="0.021cm" svg:x="22.875cm" svg:y="5.301cm">
                <text:p/>
              </draw:rect>
              <draw:rect draw:style-name="gr82" draw:layer="layout" svg:width="0.041cm" svg:height="0.021cm" svg:x="22.992cm" svg:y="5.052cm">
                <text:p/>
              </draw:rect>
              <draw:rect draw:style-name="gr83" draw:layer="layout" svg:width="0.041cm" svg:height="0.021cm" svg:x="22.992cm" svg:y="5.301cm">
                <text:p/>
              </draw:rect>
              <draw:rect draw:style-name="gr84" draw:layer="layout" svg:width="0.041cm" svg:height="0.021cm" svg:x="23.104cm" svg:y="5.052cm">
                <text:p/>
              </draw:rect>
              <draw:rect draw:style-name="gr85" draw:layer="layout" svg:width="0.041cm" svg:height="0.021cm" svg:x="23.104cm" svg:y="5.301cm">
                <text:p/>
              </draw:rect>
              <draw:rect draw:style-name="gr86" draw:layer="layout" svg:width="0.041cm" svg:height="0.021cm" svg:x="23.222cm" svg:y="5.052cm">
                <text:p/>
              </draw:rect>
              <draw:rect draw:style-name="gr87" draw:layer="layout" svg:width="0.041cm" svg:height="0.021cm" svg:x="23.222cm" svg:y="5.301cm">
                <text:p/>
              </draw:rect>
              <draw:rect draw:style-name="gr88" draw:layer="layout" svg:width="0.041cm" svg:height="0.021cm" svg:x="23.34cm" svg:y="5.053cm">
                <text:p/>
              </draw:rect>
              <draw:rect draw:style-name="gr89" draw:layer="layout" svg:width="0.041cm" svg:height="0.021cm" svg:x="23.34cm" svg:y="5.301cm">
                <text:p/>
              </draw:rect>
              <draw:rect draw:style-name="gr90" draw:layer="layout" svg:width="0.041cm" svg:height="0.021cm" svg:x="23.457cm" svg:y="5.053cm">
                <text:p/>
              </draw:rect>
              <draw:rect draw:style-name="gr91" draw:layer="layout" svg:width="0.041cm" svg:height="0.021cm" svg:x="23.457cm" svg:y="5.301cm">
                <text:p/>
              </draw:rect>
              <draw:polygon draw:style-name="gr92" draw:layer="layout" svg:width="3.633cm" svg:height="0.291cm" svg:x="20.923cm" svg:y="4.677cm" svg:viewBox="0 0 3634 292" draw:points="503,0 3634,7 3299,288 0,292">
                <text:p/>
              </draw:polygon>
              <draw:polygon draw:style-name="gr93" draw:layer="layout" svg:width="0.34cm" svg:height="0.699cm" svg:x="24.219cm" svg:y="4.684cm" svg:viewBox="0 0 341 700" draw:points="0,290 341,0 341,408 1,700">
                <text:p/>
              </draw:polygon>
              <draw:rect draw:style-name="gr94" draw:layer="layout" svg:width="0.041cm" svg:height="0.021cm" svg:x="20.985cm" svg:y="5.292cm">
                <text:p/>
              </draw:rect>
              <draw:rect draw:style-name="gr95" draw:layer="layout" svg:width="0.041cm" svg:height="0.021cm" svg:x="20.985cm" svg:y="5.258cm">
                <text:p/>
              </draw:rect>
              <draw:rect draw:style-name="gr96" draw:layer="layout" svg:width="0.041cm" svg:height="0.021cm" svg:x="20.985cm" svg:y="5.227cm">
                <text:p/>
              </draw:rect>
              <draw:rect draw:style-name="gr97" draw:layer="layout" svg:width="0.041cm" svg:height="0.021cm" svg:x="20.985cm" svg:y="5.19cm">
                <text:p/>
              </draw:rect>
              <draw:rect draw:style-name="gr98" draw:layer="layout" svg:width="0.041cm" svg:height="0.021cm" svg:x="23.843cm" svg:y="5.301cm">
                <text:p/>
              </draw:rect>
              <draw:rect draw:style-name="gr99" draw:layer="layout" svg:width="0.041cm" svg:height="0.021cm" svg:x="23.996cm" svg:y="5.301cm">
                <text:p/>
              </draw:rect>
              <draw:g>
                <draw:rect draw:style-name="gr100" draw:layer="layout" svg:width="0.104cm" svg:height="0.08cm" svg:x="23.966cm" svg:y="5.19cm">
                  <text:p/>
                </draw:rect>
                <draw:polygon draw:style-name="gr101" draw:layer="layout" svg:width="0.082cm" svg:height="0.052cm" svg:x="23.978cm" svg:y="5.204cm" svg:viewBox="0 0 83 53" draw:points="0,0 83,0 83,53 0,53">
                  <text:p/>
                </draw:polygon>
                <draw:path draw:style-name="gr102" draw:layer="layout" svg:width="0.016cm" svg:height="0.016cm" svg:x="24.027cm" svg:y="5.222cm" svg:viewBox="0 0 17 17" svg:d="m0 10c-1-5 2-9 7-10 4-1 9 2 9 7 2 4-2 9-6 9-5 2-9-2-10-6z">
                  <text:p/>
                </draw:path>
                <draw:path draw:style-name="gr102" draw:layer="layout" svg:width="0.016cm" svg:height="0.016cm" svg:x="23.997cm" svg:y="5.222cm" svg:viewBox="0 0 17 17" svg:d="m0 10c-1-5 2-9 7-10 4-1 9 2 9 7 2 4-2 9-6 9-5 2-9-2-10-6z">
                  <text:p/>
                </draw:path>
              </draw:g>
              <draw:g>
                <draw:rect draw:style-name="gr103" draw:layer="layout" svg:width="0.104cm" svg:height="0.08cm" svg:x="23.814cm" svg:y="5.19cm">
                  <text:p/>
                </draw:rect>
                <draw:polygon draw:style-name="gr104" draw:layer="layout" svg:width="0.082cm" svg:height="0.052cm" svg:x="23.826cm" svg:y="5.204cm" svg:viewBox="0 0 83 53" draw:points="0,0 83,0 83,53 0,53">
                  <text:p/>
                </draw:polygon>
                <draw:path draw:style-name="gr102" draw:layer="layout" svg:width="0.016cm" svg:height="0.016cm" svg:x="23.875cm" svg:y="5.222cm" svg:viewBox="0 0 17 17" svg:d="m0 10c-1-5 2-9 7-10 4-1 9 2 9 7 2 4-2 9-6 9-5 2-9-2-10-6z">
                  <text:p/>
                </draw:path>
                <draw:path draw:style-name="gr102" draw:layer="layout" svg:width="0.016cm" svg:height="0.016cm" svg:x="23.845cm" svg:y="5.222cm" svg:viewBox="0 0 17 17" svg:d="m0 10c-1-5 2-9 7-10 4-1 9 2 9 7 2 4-2 9-6 9-5 2-9-2-10-6z">
                  <text:p/>
                </draw:path>
              </draw:g>
              <draw:rect draw:style-name="gr105" draw:layer="layout" svg:width="0.041cm" svg:height="0.021cm" svg:x="20.985cm" svg:y="5.156cm">
                <text:p/>
              </draw:rect>
              <draw:rect draw:style-name="gr106" draw:layer="layout" svg:width="0.041cm" svg:height="0.021cm" svg:x="20.985cm" svg:y="5.119cm">
                <text:p/>
              </draw:rect>
            </draw:g>
          </draw:g>
        </draw:g>
        <draw:custom-shape draw:style-name="gr8" draw:text-style-name="P1" draw:layer="layout" svg:width="7.408cm" svg:height="4.445cm" svg:x="10.832cm" svg:y="2.905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2" draw:layer="layout" svg:width="5.292cm" svg:height="1.216cm" svg:x="12.313cm" svg:y="3.54cm">
          <draw:text-box>
            <text:p text:style-name="P1"><text:span text:style-name="T1">IP Network</text:span></text:p>
          </draw:text-box>
        </draw:frame>
        <draw:frame draw:style-name="gr15" draw:text-style-name="P3" draw:layer="layout" svg:width="3.175cm" svg:height="1.27cm" svg:x="21.32cm" svg:y="7.35cm">
          <draw:text-box>
            <text:p text:style-name="P1"><text:span text:style-name="T2">Tunnel</text:span></text:p>
          </draw:text-box>
        </draw:frame>
        <draw:line draw:style-name="gr11" draw:text-style-name="P1" draw:layer="layout" svg:x1="18.875cm" svg:y1="4.81cm" svg:x2="20.415cm" svg:y2="4.81cm">
          <text:p/>
        </draw:line>
        <draw:line draw:style-name="gr11" draw:text-style-name="P1" draw:layer="layout" svg:x1="34.75cm" svg:y1="4.81cm" svg:x2="36.29cm" svg:y2="4.81cm">
          <text:p/>
        </draw:line>
        <draw:g>
          <draw:g>
            <draw:g>
              <draw:g>
                <draw:path draw:style-name="gr2" draw:layer="layout" svg:width="0.548cm" svg:height="0.294cm" svg:x="13.16cm" svg:y="5.867cm" svg:viewBox="0 0 549 295" svg:d="m278 0-7 3-264 133-7 22 271 133 7 4 6-4 265-132v-23l-265-133zm-6 27 235 117-235 118-236-118z">
                  <text:p/>
                </draw:path>
                <draw:path draw:style-name="gr2" draw:layer="layout" svg:width="0.291cm" svg:height="1.073cm" svg:x="13.16cm" svg:y="4.953cm" svg:viewBox="0 0 292 1074" svg:d="m265 0v2c0 0-1 14-265 1072h19l265-133 8-3v-9-926zm-27 106v812l-233 116c125-498 193-770 225-898 4-17 4-17 8-30z">
                  <text:p/>
                </draw:path>
                <draw:path draw:style-name="gr2" draw:layer="layout" svg:width="0.293cm" svg:height="1.206cm" svg:x="13.425cm" svg:y="4.953cm" svg:viewBox="0 0 294 1207" svg:d="m26 0-26 3v4 1187l19 13 265-134 10-4-4-11-264-1055zm0 109 236 943-236 117z">
                  <text:p/>
                </draw:path>
                <draw:polygon draw:style-name="gr2" draw:layer="layout" svg:width="0.287cm" svg:height="0.868cm" svg:x="13.181cm" svg:y="5.106cm" svg:viewBox="0 0 288 869" draw:points="247,0 194,53 198,74 234,92 179,145 182,165 233,195 143,263 145,285 232,328 103,422 104,444 232,513 57,633 58,656 227,748 0,843 11,869 262,762 288,752 263,738 89,642 265,523 282,510 263,500 135,431 265,337 282,325 263,315 176,271 265,205 280,193 264,183 211,151 266,98 279,85 263,77 226,59 266,18">
                  <text:p/>
                </draw:polygon>
                <draw:polygon draw:style-name="gr2" draw:layer="layout" svg:width="0.287cm" svg:height="0.868cm" svg:x="13.407cm" svg:y="5.106cm" svg:viewBox="0 0 288 869" draw:points="40,0 21,18 61,59 24,77 7,85 21,98 76,151 24,183 7,193 22,205 111,271 24,315 5,325 22,337 152,431 24,500 5,510 23,523 198,643 24,738 0,752 25,762 277,869 288,843 60,748 229,656 230,633 55,513 183,444 184,422 55,328 142,285 144,263 55,196 106,165 108,145 53,92 89,74 93,53">
                  <text:p/>
                </draw:polygon>
                <draw:path draw:style-name="gr2" draw:layer="layout" svg:width="0.079cm" svg:height="0.079cm" svg:x="13.398cm" svg:y="4.89cm" svg:viewBox="0 0 80 80" svg:d="m40 0c-22 0-40 18-40 40 0 21 18 40 40 40 21 0 40-19 40-40 0-22-19-40-40-40zm0 26c7 0 13 6 13 14 0 7-6 13-13 13-8 0-14-6-14-13 0-8 6-14 14-14z">
                  <text:p/>
                </draw:path>
                <draw:path draw:style-name="gr2" draw:layer="layout" svg:width="0.239cm" svg:height="0.203cm" svg:x="13.318cm" svg:y="4.81cm" svg:viewBox="0 0 240 204" svg:d="m205 201c47-47 45-120-2-166-46-47-122-47-168 0-47 46-47 122 0 169l18-20c-36-36-36-94 0-131 37-36 95-36 131 0s36 95 0 131z">
                  <text:p/>
                </draw:path>
              </draw:g>
            </draw:g>
          </draw:g>
        </draw:g>
        <draw:frame draw:style-name="gr107" draw:text-style-name="P1" draw:layer="layout" svg:width="1.989cm" svg:height="0.896cm" svg:x="14.346cm" svg:y="5.184cm">
          <draw:image xlink:href="Pictures/100000000000031A000001669431DCDB.png" xlink:type="simple" xlink:show="embed" xlink:actuate="onLoad">
            <text:p/>
          </draw:image>
        </draw:frame>
        <draw:line draw:style-name="gr108" draw:text-style-name="P1" draw:layer="layout" svg:x1="2.27cm" svg:y1="11.16cm" svg:x2="2.27cm" svg:y2="11.795cm">
          <text:p/>
        </draw:line>
        <draw:line draw:style-name="gr108" draw:text-style-name="P1" draw:layer="layout" svg:x1="2.27cm" svg:y1="11.795cm" svg:x2="20.685cm" svg:y2="11.795cm">
          <text:p/>
        </draw:line>
        <draw:line draw:style-name="gr108" draw:text-style-name="P1" draw:layer="layout" svg:x1="20.685cm" svg:y1="11.16cm" svg:x2="20.685cm" svg:y2="11.795cm">
          <text:p/>
        </draw:line>
        <draw:frame draw:style-name="gr17" draw:text-style-name="P1" draw:layer="layout" svg:width="3.81cm" svg:height="1.04cm" svg:x="9.255cm" svg:y="12.025cm">
          <draw:text-box>
            <text:p text:style-name="P1">IP Protocol</text:p>
          </draw:text-box>
        </draw:frame>
        <draw:line draw:style-name="gr108" draw:text-style-name="P1" draw:layer="layout" svg:x1="25.13cm" svg:y1="11.16cm" svg:x2="25.13cm" svg:y2="11.795cm">
          <text:p/>
        </draw:line>
        <draw:line draw:style-name="gr108" draw:text-style-name="P1" draw:layer="layout" svg:x1="25.13cm" svg:y1="11.795cm" svg:x2="41.005cm" svg:y2="11.795cm">
          <text:p/>
        </draw:line>
        <draw:line draw:style-name="gr108" draw:text-style-name="P1" draw:layer="layout" svg:x1="41.005cm" svg:y1="11.16cm" svg:x2="41.005cm" svg:y2="11.795cm">
          <text:p/>
        </draw:line>
        <draw:frame draw:style-name="gr17" draw:text-style-name="P1" draw:layer="layout" svg:width="5.715cm" svg:height="1.04cm" svg:x="30.21cm" svg:y="12.025cm">
          <draw:text-box>
            <text:p text:style-name="P1">One-Way Protoco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ellipsoid" draw:cx="48%" draw:cy="29%" draw:start-color="#ffffff" draw:end-color="#d4d4d4" draw:start-intensity="100%" draw:end-intensity="100%" draw:angle="0" draw:border="16%"/>
    <draw:gradient draw:name="gradient-1" draw:style="ellipsoid" draw:cx="9%" draw:cy="23%" draw:start-color="#dac388" draw:end-color="#eee6d2" draw:start-intensity="100%" draw:end-intensity="100%" draw:angle="562" draw:border="0%"/>
    <draw:gradient draw:name="gradient-10" draw:style="linear" draw:start-color="#0e0000" draw:end-color="#000000" draw:start-intensity="100%" draw:end-intensity="100%" draw:angle="522" draw:border="-1%"/>
    <draw:gradient draw:name="gradient-11" draw:style="linear" draw:start-color="#6e6e6e" draw:end-color="#000000" draw:start-intensity="100%" draw:end-intensity="100%" draw:angle="1788" draw:border="23%"/>
    <draw:gradient draw:name="gradient-12" draw:style="linear" draw:start-color="#0e0000" draw:end-color="#000000" draw:start-intensity="100%" draw:end-intensity="100%" draw:angle="522" draw:border="-1%"/>
    <draw:gradient draw:name="gradient-13" draw:style="linear" draw:start-color="#6e6e6e" draw:end-color="#000000" draw:start-intensity="100%" draw:end-intensity="100%" draw:angle="1788" draw:border="23%"/>
    <draw:gradient draw:name="gradient-14" draw:style="linear" draw:start-color="#0e0000" draw:end-color="#000000" draw:start-intensity="100%" draw:end-intensity="100%" draw:angle="522" draw:border="-1%"/>
    <draw:gradient draw:name="gradient-15" draw:style="linear" draw:start-color="#6e6e6e" draw:end-color="#000000" draw:start-intensity="100%" draw:end-intensity="100%" draw:angle="1788" draw:border="23%"/>
    <draw:gradient draw:name="gradient-16" draw:style="linear" draw:start-color="#0e0000" draw:end-color="#000000" draw:start-intensity="100%" draw:end-intensity="100%" draw:angle="522" draw:border="-1%"/>
    <draw:gradient draw:name="gradient-17" draw:style="linear" draw:start-color="#6e6e6e" draw:end-color="#000000" draw:start-intensity="100%" draw:end-intensity="100%" draw:angle="1788" draw:border="23%"/>
    <draw:gradient draw:name="gradient-18" draw:style="linear" draw:start-color="#0e0000" draw:end-color="#000000" draw:start-intensity="100%" draw:end-intensity="100%" draw:angle="522" draw:border="-1%"/>
    <draw:gradient draw:name="gradient-19" draw:style="linear" draw:start-color="#6e6e6e" draw:end-color="#000000" draw:start-intensity="100%" draw:end-intensity="100%" draw:angle="1788" draw:border="23%"/>
    <draw:gradient draw:name="gradient-20" draw:style="linear" draw:start-color="#0e0000" draw:end-color="#000000" draw:start-intensity="100%" draw:end-intensity="100%" draw:angle="522" draw:border="-1%"/>
    <draw:gradient draw:name="gradient-21" draw:style="linear" draw:start-color="#6e6e6e" draw:end-color="#000000" draw:start-intensity="100%" draw:end-intensity="100%" draw:angle="1788" draw:border="23%"/>
    <draw:gradient draw:name="gradient-22" draw:style="linear" draw:start-color="#0e0000" draw:end-color="#000000" draw:start-intensity="100%" draw:end-intensity="100%" draw:angle="522" draw:border="-1%"/>
    <draw:gradient draw:name="gradient-23" draw:style="linear" draw:start-color="#6e6e6e" draw:end-color="#000000" draw:start-intensity="100%" draw:end-intensity="100%" draw:angle="1788" draw:border="23%"/>
    <draw:gradient draw:name="gradient-24" draw:style="linear" draw:start-color="#0e0000" draw:end-color="#000000" draw:start-intensity="100%" draw:end-intensity="100%" draw:angle="522" draw:border="-1%"/>
    <draw:gradient draw:name="gradient-25" draw:style="linear" draw:start-color="#6e6e6e" draw:end-color="#000000" draw:start-intensity="100%" draw:end-intensity="100%" draw:angle="1788" draw:border="23%"/>
    <draw:gradient draw:name="gradient-26" draw:style="linear" draw:start-color="#0e0000" draw:end-color="#000000" draw:start-intensity="100%" draw:end-intensity="100%" draw:angle="522" draw:border="-1%"/>
    <draw:gradient draw:name="gradient-27" draw:style="linear" draw:start-color="#6e6e6e" draw:end-color="#000000" draw:start-intensity="100%" draw:end-intensity="100%" draw:angle="1788" draw:border="23%"/>
    <draw:gradient draw:name="gradient-28" draw:style="linear" draw:start-color="#0e0000" draw:end-color="#000000" draw:start-intensity="100%" draw:end-intensity="100%" draw:angle="522" draw:border="-1%"/>
    <draw:gradient draw:name="gradient-29" draw:style="linear" draw:start-color="#6e6e6e" draw:end-color="#000000" draw:start-intensity="100%" draw:end-intensity="100%" draw:angle="1788" draw:border="23%"/>
    <draw:gradient draw:name="gradient-3" draw:style="linear" draw:start-color="#839da4" draw:end-color="#496d77" draw:start-intensity="100%" draw:end-intensity="100%" draw:angle="813" draw:border="0%"/>
    <draw:gradient draw:name="gradient-30" draw:style="linear" draw:start-color="#0e0000" draw:end-color="#000000" draw:start-intensity="100%" draw:end-intensity="100%" draw:angle="522" draw:border="-1%"/>
    <draw:gradient draw:name="gradient-31" draw:style="linear" draw:start-color="#6e6e6e" draw:end-color="#000000" draw:start-intensity="100%" draw:end-intensity="100%" draw:angle="1788" draw:border="23%"/>
    <draw:gradient draw:name="gradient-32" draw:style="linear" draw:start-color="#0e0000" draw:end-color="#000000" draw:start-intensity="100%" draw:end-intensity="100%" draw:angle="522" draw:border="-1%"/>
    <draw:gradient draw:name="gradient-33" draw:style="linear" draw:start-color="#6e6e6e" draw:end-color="#000000" draw:start-intensity="100%" draw:end-intensity="100%" draw:angle="1788" draw:border="23%"/>
    <draw:gradient draw:name="gradient-34" draw:style="linear" draw:start-color="#0e0000" draw:end-color="#000000" draw:start-intensity="100%" draw:end-intensity="100%" draw:angle="522" draw:border="-1%"/>
    <draw:gradient draw:name="gradient-35" draw:style="linear" draw:start-color="#6e6e6e" draw:end-color="#000000" draw:start-intensity="100%" draw:end-intensity="100%" draw:angle="1788" draw:border="23%"/>
    <draw:gradient draw:name="gradient-36" draw:style="linear" draw:start-color="#0e0000" draw:end-color="#000000" draw:start-intensity="100%" draw:end-intensity="100%" draw:angle="522" draw:border="-1%"/>
    <draw:gradient draw:name="gradient-37" draw:style="linear" draw:start-color="#6e6e6e" draw:end-color="#000000" draw:start-intensity="100%" draw:end-intensity="100%" draw:angle="1788" draw:border="23%"/>
    <draw:gradient draw:name="gradient-38" draw:style="linear" draw:start-color="#0e0000" draw:end-color="#000000" draw:start-intensity="100%" draw:end-intensity="100%" draw:angle="522" draw:border="-1%"/>
    <draw:gradient draw:name="gradient-39" draw:style="linear" draw:start-color="#6e6e6e" draw:end-color="#000000" draw:start-intensity="100%" draw:end-intensity="100%" draw:angle="1788" draw:border="23%"/>
    <draw:gradient draw:name="gradient-4" draw:style="linear" draw:start-color="#0e0000" draw:end-color="#000000" draw:start-intensity="100%" draw:end-intensity="100%" draw:angle="522" draw:border="-1%"/>
    <draw:gradient draw:name="gradient-40" draw:style="linear" draw:start-color="#0e0000" draw:end-color="#000000" draw:start-intensity="100%" draw:end-intensity="100%" draw:angle="522" draw:border="-1%"/>
    <draw:gradient draw:name="gradient-41" draw:style="linear" draw:start-color="#6e6e6e" draw:end-color="#000000" draw:start-intensity="100%" draw:end-intensity="100%" draw:angle="1788" draw:border="23%"/>
    <draw:gradient draw:name="gradient-42" draw:style="linear" draw:start-color="#0e0000" draw:end-color="#000000" draw:start-intensity="100%" draw:end-intensity="100%" draw:angle="522" draw:border="-1%"/>
    <draw:gradient draw:name="gradient-43" draw:style="linear" draw:start-color="#6e6e6e" draw:end-color="#000000" draw:start-intensity="100%" draw:end-intensity="100%" draw:angle="1788" draw:border="23%"/>
    <draw:gradient draw:name="gradient-44" draw:style="linear" draw:start-color="#0e0000" draw:end-color="#000000" draw:start-intensity="100%" draw:end-intensity="100%" draw:angle="522" draw:border="-1%"/>
    <draw:gradient draw:name="gradient-45" draw:style="linear" draw:start-color="#6e6e6e" draw:end-color="#000000" draw:start-intensity="100%" draw:end-intensity="100%" draw:angle="1788" draw:border="23%"/>
    <draw:gradient draw:name="gradient-46" draw:style="linear" draw:start-color="#0e0000" draw:end-color="#000000" draw:start-intensity="100%" draw:end-intensity="100%" draw:angle="522" draw:border="-1%"/>
    <draw:gradient draw:name="gradient-47" draw:style="linear" draw:start-color="#6e6e6e" draw:end-color="#000000" draw:start-intensity="100%" draw:end-intensity="100%" draw:angle="1788" draw:border="23%"/>
    <draw:gradient draw:name="gradient-48" draw:style="linear" draw:start-color="#0e0000" draw:end-color="#000000" draw:start-intensity="100%" draw:end-intensity="100%" draw:angle="522" draw:border="-1%"/>
    <draw:gradient draw:name="gradient-49" draw:style="linear" draw:start-color="#6e6e6e" draw:end-color="#000000" draw:start-intensity="100%" draw:end-intensity="100%" draw:angle="1788" draw:border="23%"/>
    <draw:gradient draw:name="gradient-5" draw:style="linear" draw:start-color="#6e6e6e" draw:end-color="#000000" draw:start-intensity="100%" draw:end-intensity="100%" draw:angle="1788" draw:border="23%"/>
    <draw:gradient draw:name="gradient-50" draw:style="linear" draw:start-color="#0e0000" draw:end-color="#000000" draw:start-intensity="100%" draw:end-intensity="100%" draw:angle="522" draw:border="-1%"/>
    <draw:gradient draw:name="gradient-51" draw:style="linear" draw:start-color="#6e6e6e" draw:end-color="#000000" draw:start-intensity="100%" draw:end-intensity="100%" draw:angle="1788" draw:border="23%"/>
    <draw:gradient draw:name="gradient-52" draw:style="ellipsoid" draw:cx="50%" draw:cy="50%" draw:start-color="#68b96d" draw:end-color="#4af853" draw:start-intensity="100%" draw:end-intensity="100%" draw:angle="0" draw:border="29%"/>
    <draw:gradient draw:name="gradient-53" draw:style="ellipsoid" draw:cx="50%" draw:cy="50%" draw:start-color="#68b96d" draw:end-color="#4af853" draw:start-intensity="100%" draw:end-intensity="100%" draw:angle="0" draw:border="29%"/>
    <draw:gradient draw:name="gradient-54" draw:style="ellipsoid" draw:cx="50%" draw:cy="50%" draw:start-color="#68b96d" draw:end-color="#4af853" draw:start-intensity="100%" draw:end-intensity="100%" draw:angle="0" draw:border="29%"/>
    <draw:gradient draw:name="gradient-55" draw:style="ellipsoid" draw:cx="50%" draw:cy="50%" draw:start-color="#68b96d" draw:end-color="#4af853" draw:start-intensity="100%" draw:end-intensity="100%" draw:angle="0" draw:border="29%"/>
    <draw:gradient draw:name="gradient-56" draw:style="ellipsoid" draw:cx="50%" draw:cy="50%" draw:start-color="#68b96d" draw:end-color="#4af853" draw:start-intensity="100%" draw:end-intensity="100%" draw:angle="0" draw:border="29%"/>
    <draw:gradient draw:name="gradient-57" draw:style="ellipsoid" draw:cx="50%" draw:cy="50%" draw:start-color="#68b96d" draw:end-color="#4af853" draw:start-intensity="100%" draw:end-intensity="100%" draw:angle="0" draw:border="29%"/>
    <draw:gradient draw:name="gradient-58" draw:style="ellipsoid" draw:cx="50%" draw:cy="50%" draw:start-color="#68b96d" draw:end-color="#4af853" draw:start-intensity="100%" draw:end-intensity="100%" draw:angle="0" draw:border="29%"/>
    <draw:gradient draw:name="gradient-59" draw:style="ellipsoid" draw:cx="50%" draw:cy="50%" draw:start-color="#68b96d" draw:end-color="#4af853" draw:start-intensity="100%" draw:end-intensity="100%" draw:angle="0" draw:border="29%"/>
    <draw:gradient draw:name="gradient-6" draw:style="linear" draw:start-color="#0e0000" draw:end-color="#000000" draw:start-intensity="100%" draw:end-intensity="100%" draw:angle="522" draw:border="-1%"/>
    <draw:gradient draw:name="gradient-60" draw:style="ellipsoid" draw:cx="50%" draw:cy="50%" draw:start-color="#68b96d" draw:end-color="#4af853" draw:start-intensity="100%" draw:end-intensity="100%" draw:angle="0" draw:border="29%"/>
    <draw:gradient draw:name="gradient-61" draw:style="ellipsoid" draw:cx="50%" draw:cy="50%" draw:start-color="#68b96d" draw:end-color="#4af853" draw:start-intensity="100%" draw:end-intensity="100%" draw:angle="0" draw:border="29%"/>
    <draw:gradient draw:name="gradient-62" draw:style="ellipsoid" draw:cx="50%" draw:cy="50%" draw:start-color="#68b96d" draw:end-color="#4af853" draw:start-intensity="100%" draw:end-intensity="100%" draw:angle="0" draw:border="29%"/>
    <draw:gradient draw:name="gradient-63" draw:style="ellipsoid" draw:cx="50%" draw:cy="50%" draw:start-color="#68b96d" draw:end-color="#4af853" draw:start-intensity="100%" draw:end-intensity="100%" draw:angle="0" draw:border="29%"/>
    <draw:gradient draw:name="gradient-64" draw:style="ellipsoid" draw:cx="50%" draw:cy="50%" draw:start-color="#68b96d" draw:end-color="#4af853" draw:start-intensity="100%" draw:end-intensity="100%" draw:angle="0" draw:border="29%"/>
    <draw:gradient draw:name="gradient-65" draw:style="ellipsoid" draw:cx="50%" draw:cy="50%" draw:start-color="#68b96d" draw:end-color="#4af853" draw:start-intensity="100%" draw:end-intensity="100%" draw:angle="0" draw:border="29%"/>
    <draw:gradient draw:name="gradient-66" draw:style="ellipsoid" draw:cx="50%" draw:cy="50%" draw:start-color="#68b96d" draw:end-color="#4af853" draw:start-intensity="100%" draw:end-intensity="100%" draw:angle="0" draw:border="29%"/>
    <draw:gradient draw:name="gradient-67" draw:style="ellipsoid" draw:cx="50%" draw:cy="50%" draw:start-color="#68b96d" draw:end-color="#4af853" draw:start-intensity="100%" draw:end-intensity="100%" draw:angle="0" draw:border="29%"/>
    <draw:gradient draw:name="gradient-68" draw:style="ellipsoid" draw:cx="50%" draw:cy="50%" draw:start-color="#68b96d" draw:end-color="#4af853" draw:start-intensity="100%" draw:end-intensity="100%" draw:angle="0" draw:border="29%"/>
    <draw:gradient draw:name="gradient-69" draw:style="ellipsoid" draw:cx="50%" draw:cy="50%" draw:start-color="#68b96d" draw:end-color="#4af853" draw:start-intensity="100%" draw:end-intensity="100%" draw:angle="0" draw:border="29%"/>
    <draw:gradient draw:name="gradient-7" draw:style="linear" draw:start-color="#6e6e6e" draw:end-color="#000000" draw:start-intensity="100%" draw:end-intensity="100%" draw:angle="1788" draw:border="23%"/>
    <draw:gradient draw:name="gradient-70" draw:style="ellipsoid" draw:cx="50%" draw:cy="50%" draw:start-color="#68b96d" draw:end-color="#4af853" draw:start-intensity="100%" draw:end-intensity="100%" draw:angle="0" draw:border="29%"/>
    <draw:gradient draw:name="gradient-71" draw:style="ellipsoid" draw:cx="50%" draw:cy="50%" draw:start-color="#68b96d" draw:end-color="#4af853" draw:start-intensity="100%" draw:end-intensity="100%" draw:angle="0" draw:border="29%"/>
    <draw:gradient draw:name="gradient-72" draw:style="ellipsoid" draw:cx="50%" draw:cy="50%" draw:start-color="#68b96d" draw:end-color="#4af853" draw:start-intensity="100%" draw:end-intensity="100%" draw:angle="0" draw:border="29%"/>
    <draw:gradient draw:name="gradient-73" draw:style="ellipsoid" draw:cx="50%" draw:cy="50%" draw:start-color="#68b96d" draw:end-color="#4af853" draw:start-intensity="100%" draw:end-intensity="100%" draw:angle="0" draw:border="29%"/>
    <draw:gradient draw:name="gradient-74" draw:style="ellipsoid" draw:cx="50%" draw:cy="50%" draw:start-color="#68b96d" draw:end-color="#4af853" draw:start-intensity="100%" draw:end-intensity="100%" draw:angle="0" draw:border="29%"/>
    <draw:gradient draw:name="gradient-75" draw:style="ellipsoid" draw:cx="50%" draw:cy="50%" draw:start-color="#68b96d" draw:end-color="#4af853" draw:start-intensity="100%" draw:end-intensity="100%" draw:angle="0" draw:border="29%"/>
    <draw:gradient draw:name="gradient-76" draw:style="linear" draw:start-color="#bed1d0" draw:end-color="#52727b" draw:start-intensity="100%" draw:end-intensity="100%" draw:angle="813" draw:border="-57%"/>
    <draw:gradient draw:name="gradient-77" draw:style="linear" draw:start-color="#839da4" draw:end-color="#496d77" draw:start-intensity="100%" draw:end-intensity="100%" draw:angle="824" draw:border="14%"/>
    <draw:gradient draw:name="gradient-78" draw:style="ellipsoid" draw:cx="50%" draw:cy="50%" draw:start-color="#68b96d" draw:end-color="#4af853" draw:start-intensity="100%" draw:end-intensity="100%" draw:angle="0" draw:border="29%"/>
    <draw:gradient draw:name="gradient-79" draw:style="ellipsoid" draw:cx="50%" draw:cy="50%" draw:start-color="#68b96d" draw:end-color="#4af853" draw:start-intensity="100%" draw:end-intensity="100%" draw:angle="0" draw:border="29%"/>
    <draw:gradient draw:name="gradient-8" draw:style="linear" draw:start-color="#0e0000" draw:end-color="#000000" draw:start-intensity="100%" draw:end-intensity="100%" draw:angle="522" draw:border="-1%"/>
    <draw:gradient draw:name="gradient-80" draw:style="ellipsoid" draw:cx="50%" draw:cy="50%" draw:start-color="#68b96d" draw:end-color="#4af853" draw:start-intensity="100%" draw:end-intensity="100%" draw:angle="0" draw:border="29%"/>
    <draw:gradient draw:name="gradient-81" draw:style="ellipsoid" draw:cx="50%" draw:cy="50%" draw:start-color="#68b96d" draw:end-color="#4af853" draw:start-intensity="100%" draw:end-intensity="100%" draw:angle="0" draw:border="29%"/>
    <draw:gradient draw:name="gradient-82" draw:style="ellipsoid" draw:cx="50%" draw:cy="50%" draw:start-color="#68b96d" draw:end-color="#4af853" draw:start-intensity="100%" draw:end-intensity="100%" draw:angle="0" draw:border="29%"/>
    <draw:gradient draw:name="gradient-83" draw:style="ellipsoid" draw:cx="50%" draw:cy="50%" draw:start-color="#68b96d" draw:end-color="#4af853" draw:start-intensity="100%" draw:end-intensity="100%" draw:angle="0" draw:border="29%"/>
    <draw:gradient draw:name="gradient-84" draw:style="linear" draw:start-color="#0e0000" draw:end-color="#000000" draw:start-intensity="100%" draw:end-intensity="100%" draw:angle="522" draw:border="-1%"/>
    <draw:gradient draw:name="gradient-85" draw:style="linear" draw:start-color="#6e6e6e" draw:end-color="#000000" draw:start-intensity="100%" draw:end-intensity="100%" draw:angle="1788" draw:border="4%"/>
    <draw:gradient draw:name="gradient-86" draw:style="linear" draw:start-color="#0e0000" draw:end-color="#000000" draw:start-intensity="100%" draw:end-intensity="100%" draw:angle="522" draw:border="-1%"/>
    <draw:gradient draw:name="gradient-87" draw:style="linear" draw:start-color="#6e6e6e" draw:end-color="#000000" draw:start-intensity="100%" draw:end-intensity="100%" draw:angle="1788" draw:border="4%"/>
    <draw:gradient draw:name="gradient-88" draw:style="ellipsoid" draw:cx="50%" draw:cy="50%" draw:start-color="#68b96d" draw:end-color="#4af853" draw:start-intensity="100%" draw:end-intensity="100%" draw:angle="0" draw:border="29%"/>
    <draw:gradient draw:name="gradient-89" draw:style="ellipsoid" draw:cx="50%" draw:cy="50%" draw:start-color="#68b96d" draw:end-color="#4af853" draw:start-intensity="100%" draw:end-intensity="100%" draw:angle="0" draw:border="29%"/>
    <draw:gradient draw:name="gradient-9" draw:style="linear" draw:start-color="#6e6e6e" draw:end-color="#000000" draw:start-intensity="100%" draw:end-intensity="100%" draw:angle="1788" draw:border="23%"/>
    <draw:opacity draw:name="gradient-2" draw:style="ellipsoid" draw:cx="48%" draw:cy="29%" draw:start="0%" draw:end="100%" draw:angle="0" draw:border="16%"/>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13.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eff Wang</meta:initial-creator>
    <meta:creation-date>2010-10-06T01:27:57.43</meta:creation-date>
    <dc:date>2010-10-06T12:14:40.70</dc:date>
    <dc:creator>Jeff Wang</dc:creator>
    <meta:editing-duration>PT00H43M23S</meta:editing-duration>
    <meta:editing-cycles>11</meta:editing-cycles>
    <meta:generator>OpenOffice.org/3.2$Win32 OpenOffice.org_project/320m12$Build-9483</meta:generator>
    <meta:document-statistic meta:object-count="212"/>
  </office:meta>
</office:document-meta>
</file>